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12.344cm"/>
    </style:style>
    <style:style style:name="co3" style:family="table-column">
      <style:table-column-properties fo:break-before="auto" style:column-width="14.796cm"/>
    </style:style>
    <style:style style:name="co4" style:family="table-column">
      <style:table-column-properties fo:break-before="auto" style:column-width="5.209cm"/>
    </style:style>
    <style:style style:name="co5" style:family="table-column">
      <style:table-column-properties fo:break-before="auto" style:column-width="5.59cm"/>
    </style:style>
    <style:style style:name="co6" style:family="table-column">
      <style:table-column-properties fo:break-before="auto" style:column-width="7.96cm"/>
    </style:style>
    <style:style style:name="co7" style:family="table-column">
      <style:table-column-properties fo:break-before="auto" style:column-width="7.497cm"/>
    </style:style>
    <style:style style:name="co8" style:family="table-column">
      <style:table-column-properties fo:break-before="auto" style:column-width="57.997cm"/>
    </style:style>
    <style:style style:name="ro1"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4" table:default-cell-style-name="Default"/>
        <table:table-row table:style-name="ro1">
          <table:table-cell table:style-name="ce1" office:value-type="string" calcext:value-type="string">
            <text:p>Company Name</text:p>
          </table:table-cell>
          <table:table-cell table:style-name="ce1" office:value-type="string" calcext:value-type="string">
            <text:p>Country</text:p>
          </table:table-cell>
          <table:table-cell table:style-name="ce1" office:value-type="string" calcext:value-type="string">
            <text:p>Street1</text:p>
          </table:table-cell>
          <table:table-cell table:style-name="ce1" office:value-type="string" calcext:value-type="string">
            <text:p>Street2</text:p>
          </table:table-cell>
          <table:table-cell table:style-name="ce1" office:value-type="string" calcext:value-type="string">
            <text:p>City</text:p>
          </table:table-cell>
          <table:table-cell table:style-name="ce1" office:value-type="string" calcext:value-type="string">
            <text:p>State</text:p>
          </table:table-cell>
          <table:table-cell table:style-name="ce1" office:value-type="string" calcext:value-type="string">
            <text:p>Phone Number</text:p>
          </table:table-cell>
          <table:table-cell table:style-name="ce1" office:value-type="string" calcext:value-type="string">
            <text:p>Website</text:p>
          </table:table-cell>
          <table:table-cell table:style-name="ce1" office:value-type="string" calcext:value-type="string">
            <text:p>Email</text:p>
          </table:table-cell>
          <table:table-cell table:style-name="ce1" office:value-type="string" calcext:value-type="string">
            <text:p>References</text:p>
          </table:table-cell>
          <table:table-cell table:number-columns-repeated="1014"/>
        </table:table-row>
        <table:table-row table:style-name="ro1">
          <table:table-cell office:value-type="string" calcext:value-type="string">
            <text:p>Emipro Technologies Pvt. Ltd.</text:p>
          </table:table-cell>
          <table:table-cell office:value-type="string" calcext:value-type="string">
            <text:p>2nd Floor, “Shyamantak”, Everest Park,</text:p>
            <text:p>Near Hotel Regenta RPJ, Nana Mava, Kalawad Road,</text:p>
            <text:p>Rajkot 360005</text:p>
            <text:p>Gujarat GJ</text:p>
            <text:p>India</text:p>
          </table:table-cell>
          <table:table-cell office:value-type="string" calcext:value-type="string">
            <text:p>2nd Floor, “Shyamantak”</text:p>
          </table:table-cell>
          <table:table-cell office:value-type="string" calcext:value-type="string">
            <text:p>Everest Park,, Near Hotel Regenta RPJ, Nana Mava</text:p>
          </table:table-cell>
          <table:table-cell office:value-type="string" calcext:value-type="string">
            <text:p>Rajkot 360005</text:p>
          </table:table-cell>
          <table:table-cell office:value-type="string" calcext:value-type="string">
            <text:p>Gujarat GJ</text:p>
          </table:table-cell>
          <table:table-cell office:value-type="string" calcext:value-type="string">
            <text:p>+919023727169</text:p>
          </table:table-cell>
          <table:table-cell office:value-type="string" calcext:value-type="string">
            <text:p>http://www.emiprotechnologies.com</text:p>
          </table:table-cell>
          <table:table-cell office:value-type="string" calcext:value-type="string">
            <text:p>info@emiprotechnologies.com</text:p>
          </table:table-cell>
          <table:table-cell office:value-type="string" calcext:value-type="string">
            <text:p>['Ajay Goel Textiles Private Limited', 'Alberto Momjian', 'Albion Computers PLC', 'Alsayyed Cosmetics', 'Andreas Uhlig GmbH &amp; Co. KG', 'Armor Concepts LLC', 'Armor Concepts LLC, Alan Young', 'BESECURE HOLDING LTD', 'BODY CUPID PRIVATE LIMITED', 'BUYBACKSTORE.COM', 'Body Cupid Cosmetics Private Limited', 'Body Cupid Cosmetics Pvt Ltd', 'Botle Buhle Brands', 'CLEARVIEW MEDICAL AUSTRALIA PTY LTD', 'CoolerGuys', 'Definit sarl', 'DesignFirst Homes Private Limited, Siddhant Anand', 'EAP Innovations', 'EMRN', 'EMRN, Joel Lebovits', 'Ehale BVBA', 'Fajitex Internacional LLC', 'FlowQuip Ltd', 'GEI- Group', 'GOYAL BOOKS OVERSEAS PRIVATE LIMITED', 'HELVETIQ', 'Handelnine Global LLC', 'Hindveda Pvt Ltd', 'KOR Water, Inc', 'LaFab US LLC', 'MYVAPORS EUROPE', 'Mark Roberts Motion Control Ltd.', 'Morris and sons wholesale Pty Ltd', 'MuuseLabs', 'Nanodog', 'Payless Decor', 'Pestrol', 'Philippe V Ltd', 'Planet B BVBA', 'PlantWorks Ltd', 'Precious Pet Services Private Limited', 'Pro Therapy, Sean PTS', 'Quickbox Manufacturing Limited', 'SAMM Commerce GmbH', 'Stiiizy', 'Systact Systems Ltd T/A Alida Systems', 'Teba Raneen Trading', 'The Flying Monkeys Craft Brewery', 'The Jolly Savage Ltd.', 'Trade Mart Inc., Simon Ausch', 'Uniform Warehouse Inc.', 'Uniforms Warehouse, support@uniforms4all.com', 'Unmanned Tech', 'VELDT SAS', 'VP Electronics, UPENDER GUPTA', 'Vecmocon Technologies Private Limited', 'Visibly, Matthew Demicoli', 'Vivayogi Pvt Ltd', 'Wiredzone.com', 'ZFlow LLC', 'iluminize GmbH, Andreas Klessa', 'koffiekoning, AWiegersma', 'maudar', 'sunco systems']</text:p>
          </table:table-cell>
          <table:table-cell table:number-columns-repeated="1014"/>
        </table:table-row>
        <table:table-row table:style-name="ro1">
          <table:table-cell office:value-type="string" calcext:value-type="string">
            <text:p>Oodu Implementers Private Limited</text:p>
          </table:table-cell>
          <table:table-cell office:value-type="string" calcext:value-type="string">
            <text:p># 19, A Block, Kurinji Nagar,</text:p>
            <text:p>Civil Aerodrome(PO),</text:p>
            <text:p>Coimbatore 641014</text:p>
            <text:p>Tamil Nadu TN</text:p>
            <text:p>India</text:p>
          </table:table-cell>
          <table:table-cell office:value-type="string" calcext:value-type="string">
            <text:p># 19, A Block</text:p>
          </table:table-cell>
          <table:table-cell office:value-type="string" calcext:value-type="string">
            <text:p>Kurinji Nagar,, Civil Aerodrome(PO),, Coimbatore 641014</text:p>
          </table:table-cell>
          <table:table-cell office:value-type="string" calcext:value-type="string">
            <text:p>Coimbatore 641014</text:p>
          </table:table-cell>
          <table:table-cell office:value-type="string" calcext:value-type="string">
            <text:p>Tamil Nadu TN</text:p>
          </table:table-cell>
          <table:table-cell office:value-type="string" calcext:value-type="string">
            <text:p>+919944463099</text:p>
          </table:table-cell>
          <table:table-cell office:value-type="string" calcext:value-type="string">
            <text:p>https://www.odooimplementers.com/</text:p>
          </table:table-cell>
          <table:table-cell office:value-type="string" calcext:value-type="string">
            <text:p>ganesh.v@odooimplementers.com</text:p>
          </table:table-cell>
          <table:table-cell office:value-type="string" calcext:value-type="string">
            <text:p>['3 Below', 'AGUACLAN WATER PURIFIERS PRIVATE LIMITED', 'ANTO TEXTILES', 'ARTIKA COTTON MILLS', 'Alethea Communications Technologies Pvt Ltd', 'Amrapali Plastic Industries', 'Appasamy Associates Private Limited', 'Ascent Consulting Services Pvt Ltd.', 'Astral Business Consulting LLP', 'Autoprint Machine Manufacturing Pvt Limited', 'COTERRA COFFEE ROASTERS', 'Chennai Metro Rail Limited', 'E LOGIC SOLUTIONS (INDIA) PRIVATE LIMITED', 'ENES TEXTILE MILLS', 'Electro Optics Private Limited', 'Ellen Industries Private Limited', 'Flour manufacturing company', 'Frank Technologies Private Limited', 'INDVERSIS MANAGEMENT CONSULTING SL', 'ISHA LIFE PRIVATE LIMITED', 'ISHA LIFE PRIVATE LIMITED', 'KRD Exports Private Limited', 'Khazana', 'LUCID IMAGING PRIVATE LIMITED', 'Lourdes Lifecare, Benjamin S', 'Luluat Dubai Furniture Factory LLC', 'Module Industries LLP', 'Muscle Fuel Catering Co', 'Novergy Energy Solutions Pvt Limited', 'Nusantara Maritime PTE. LTD.', 'Nusantara Maritime PTE. LTD., Fazal Currim', 'Petsnpets Private Limited', 'Plum Multi Trade Pvt Ltd', 'SOCO PRODUCTS PVT LIMITED', 'STYLCOVE MODULARS PRIVATE LIMITED', 'Sea Hydrosystems Private Limited', 'Silky weddings', 'Sri Balaji Plastics', 'Sri Lakshmi Engineering Works', 'State Industries Promotion Corporation of Tamil Nadu', 'Stellapps Technologies Private Limited', 'Sulocana Cotton spinning mills Limited', 'TIDEL Park Coimbatore Limited', 'Textile', 'The Coimbatore Club', 'UE Life sciences India Pvt. ltd.', 'VILVAH STORE PRIVATE LIMITED', 'WORLD OF RIVER PRIVATE LIMITED']</text:p>
          </table:table-cell>
          <table:table-cell table:number-columns-repeated="1014"/>
        </table:table-row>
        <table:table-row table:style-name="ro1">
          <table:table-cell office:value-type="string" calcext:value-type="string">
            <text:p>Prixgen Tech Solutions Private Limited</text:p>
          </table:table-cell>
          <table:table-cell office:value-type="string" calcext:value-type="string">
            <text:p>#244, Kalabhairaveshwara Complex,</text:p>
            <text:p>1st Stage, Niveditha Nagara,</text:p>
            <text:p>Mysore 570022</text:p>
            <text:p>Karnataka KA</text:p>
            <text:p>India</text:p>
          </table:table-cell>
          <table:table-cell office:value-type="string" calcext:value-type="string">
            <text:p>#244, Kalabhairaveshwara Complex,</text:p>
          </table:table-cell>
          <table:table-cell office:value-type="string" calcext:value-type="string">
            <text:p>1st Stage, Niveditha Nagara,, Mysore 570022</text:p>
          </table:table-cell>
          <table:table-cell office:value-type="string" calcext:value-type="string">
            <text:p>Mysore 570022</text:p>
          </table:table-cell>
          <table:table-cell office:value-type="string" calcext:value-type="string">
            <text:p>Karnataka KA</text:p>
          </table:table-cell>
          <table:table-cell office:value-type="string" calcext:value-type="string">
            <text:p>+919944463099</text:p>
          </table:table-cell>
          <table:table-cell office:value-type="string" calcext:value-type="string">
            <text:p>https://www.odooimplementers.com/</text:p>
          </table:table-cell>
          <table:table-cell office:value-type="string" calcext:value-type="string">
            <text:p>ganesh.v@odooimplementers.com</text:p>
          </table:table-cell>
          <table:table-cell office:value-type="string" calcext:value-type="string">
            <text:p>['3 Below', 'AGUACLAN WATER PURIFIERS PRIVATE LIMITED', 'ANTO TEXTILES', 'ARTIKA COTTON MILLS', 'Alethea Communications Technologies Pvt Ltd', 'Amrapali Plastic Industries', 'Appasamy Associates Private Limited', 'Ascent Consulting Services Pvt Ltd.', 'Astral Business Consulting LLP', 'Autoprint Machine Manufacturing Pvt Limited', 'COTERRA COFFEE ROASTERS', 'Chennai Metro Rail Limited', 'E LOGIC SOLUTIONS (INDIA) PRIVATE LIMITED', 'ENES TEXTILE MILLS', 'Electro Optics Private Limited', 'Ellen Industries Private Limited', 'Flour manufacturing company', 'Frank Technologies Private Limited', 'INDVERSIS MANAGEMENT CONSULTING SL', 'ISHA LIFE PRIVATE LIMITED', 'ISHA LIFE PRIVATE LIMITED', 'KRD Exports Private Limited', 'Khazana', 'LUCID IMAGING PRIVATE LIMITED', 'Lourdes Lifecare, Benjamin S', 'Luluat Dubai Furniture Factory LLC', 'Module Industries LLP', 'Muscle Fuel Catering Co', 'Novergy Energy Solutions Pvt Limited', 'Nusantara Maritime PTE. LTD.', 'Nusantara Maritime PTE. LTD., Fazal Currim', 'Petsnpets Private Limited', 'Plum Multi Trade Pvt Ltd', 'SOCO PRODUCTS PVT LIMITED', 'STYLCOVE MODULARS PRIVATE LIMITED', 'Sea Hydrosystems Private Limited', 'Silky weddings', 'Sri Balaji Plastics', 'Sri Lakshmi Engineering Works', 'State Industries Promotion Corporation of Tamil Nadu', 'Stellapps Technologies Private Limited', 'Sulocana Cotton spinning mills Limited', 'TIDEL Park Coimbatore Limited', 'Textile', 'The Coimbatore Club', 'UE Life sciences India Pvt. ltd.', 'VILVAH STORE PRIVATE LIMITED', 'WORLD OF RIVER PRIVATE LIMITED']</text:p>
          </table:table-cell>
          <table:table-cell table:number-columns-repeated="1014"/>
        </table:table-row>
        <table:table-row table:style-name="ro1">
          <table:table-cell office:value-type="string" calcext:value-type="string">
            <text:p>Browseinfo</text:p>
          </table:table-cell>
          <table:table-cell office:value-type="string" calcext:value-type="string">
            <text:p>A-901, Navaratna Corporate Park, Iscon - Ambli Road</text:p>
            <text:p>Makarba Prahladnagar extension, Off SG highway,</text:p>
            <text:p>Ahmedabad 380058</text:p>
            <text:p>Gujarat GJ</text:p>
            <text:p>India</text:p>
          </table:table-cell>
          <table:table-cell office:value-type="string" calcext:value-type="string">
            <text:p>A-901, Navaratna Corporate Park</text:p>
          </table:table-cell>
          <table:table-cell office:value-type="string" calcext:value-type="string">
            <text:p>Iscon - Ambli Road, Makarba Prahladnagar extension, Off SG highway,</text:p>
          </table:table-cell>
          <table:table-cell office:value-type="string" calcext:value-type="string">
            <text:p>Ahmedabad 380058</text:p>
          </table:table-cell>
          <table:table-cell office:value-type="string" calcext:value-type="string">
            <text:p>Gujarat GJ</text:p>
          </table:table-cell>
          <table:table-cell office:value-type="string" calcext:value-type="string">
            <text:p>+91-9978020412, +91-8238234631</text:p>
          </table:table-cell>
          <table:table-cell office:value-type="string" calcext:value-type="string">
            <text:p>http://www.browseinfo.in</text:p>
          </table:table-cell>
          <table:table-cell office:value-type="string" calcext:value-type="string">
            <text:p>sales@browseinfo.in</text:p>
          </table:table-cell>
          <table:table-cell office:value-type="string" calcext:value-type="string">
            <text:p>['Amazonia Bio BVBA', 'Business Bridge LLC (Biz-Supply)', 'Chem-Invest LLP', 'Dwellings Group, Luis Carrillo', 'GRANDE FRESH, GRANDE FRESH', 'GemLine, system@goldenwolfgroup.com', 'Grand Bridge Trading 74 Pty Ltd', 'HITECH SOLUTIONS', 'HP PROPERTIES LIMITED', 'Harmony Mineral Water Bottling LLC, Hany Baya', 'ISHA LIFE PRIVATE LIMITED', 'Innovative Greens, Prentiss Zammit', 'KIK INVESTMENTS LTD', 'KRAFPLAST INDIA PRIVATE LIMITED', 'Le Mill', 'MARSHALL CAVENDISH BUSINESS INFORMATION PTE. LTD', 'Ministry of Health', 'Nood Co., info@noodco.com.au', 'PANACEA ENTERPRISE', 'PT. TRIPPER NATURE, Punia Raharja', 'Q MILESTONE FOR MAINTENANCE AND CONTRACTING', 'Quick Parts', 'SASMAR PHARMA LTD', 'The Kosher Place', 'UAB Venditio', 'Van Vliet Automotive', 'Venktron DMCC', 'WorldNet Tyres &amp; Accessories', 'Zonke Technical Services, MUHAMMAD TARIQ JAVED', 'dellfinch']</text:p>
          </table:table-cell>
          <table:table-cell table:number-columns-repeated="1014"/>
        </table:table-row>
        <table:table-row table:style-name="ro1">
          <table:table-cell office:value-type="string" calcext:value-type="string">
            <text:p>Planet-Odoo</text:p>
          </table:table-cell>
          <table:table-cell office:value-type="string" calcext:value-type="string">
            <text:p>302,Neo Corporate Plaza,</text:p>
            <text:p>Ramchandra Lane Extention, Malad West</text:p>
            <text:p>Mumbai 400064</text:p>
            <text:p>Maharashtra MH</text:p>
            <text:p>India</text:p>
          </table:table-cell>
          <table:table-cell office:value-type="string" calcext:value-type="string">
            <text:p>302,Neo Corporate Plaza,, Ramchandra Lane Extention</text:p>
          </table:table-cell>
          <table:table-cell office:value-type="string" calcext:value-type="string">
            <text:p>Malad West, Mumbai 400064, Maharashtra MH</text:p>
          </table:table-cell>
          <table:table-cell office:value-type="string" calcext:value-type="string">
            <text:p>Mumbai 400064</text:p>
          </table:table-cell>
          <table:table-cell office:value-type="string" calcext:value-type="string">
            <text:p>Maharashtra MH</text:p>
          </table:table-cell>
          <table:table-cell office:value-type="string" calcext:value-type="string">
            <text:p>+91 9833765812 / 8233083333 / 9137018743</text:p>
          </table:table-cell>
          <table:table-cell office:value-type="string" calcext:value-type="string">
            <text:p>http://www.planet-odoo.com</text:p>
          </table:table-cell>
          <table:table-cell office:value-type="string" calcext:value-type="string">
            <text:p>sales@planet-odoo.com</text:p>
          </table:table-cell>
          <table:table-cell office:value-type="string" calcext:value-type="string">
            <text:p>['Aashni Ecommerce Private Limited, Aashni Ecommerce Private Limited', 'Allied Safety Equipments Pvt. Ltd.', 'Blink Digital India Private Limited', 'Cleared Secured Services Pvt. Ltd.', 'Comfort Techno Services Pvt. Ltd', 'ESMECH EQUIPMENT PVT. LTD.', 'Eternity Industrial Batteries (India) LLP', 'Food Art LTD', 'HI-FAB Engineers Pvt. Ltd.', 'Harp Chemicals Private Limited, Vijay Kakar', 'ICORETS PRIVATE LIMITED', 'Job SandT Private Limited', 'MILLENNIUM RED DOT PRIVATE LIMITED', 'Middle East Printing &amp; Packaging Co.', 'NEW CENTURYTRADING INDIA PRIVATE LIMITED, Varun Kant', 'Neostrong Lifecare Pvt Ltd, HealthXP', 'OMICRON INDUSTRIAL SOLUTIONS PRIVATE LIMITED', 'Penite', 'Planet-Odoo, Planet-Odoo', 'SFA SPORTING SERVICES PRIVATE LIMITED', 'Sayed Ali Sayed Awaz Trading EST.', 'Siddhartha Logistics Co.Pvt.Ltd', 'TOABH CREATIVE AGENCY PRIVATE LIMITED', 'Thakher Development Company', 'Visotec Corporate Identity Solutions Pvt Ltd', 'YOUNGMAN MANUFACTURING INDIA PRIVATE LIMITED, Vanjul Jain', 'vConstruct Private Limited']</text:p>
          </table:table-cell>
          <table:table-cell table:number-columns-repeated="1014"/>
        </table:table-row>
        <table:table-row table:style-name="ro1">
          <table:table-cell office:value-type="string" calcext:value-type="string">
            <text:p>Almighty Consulting Solutions Pvt. Ltd.</text:p>
          </table:table-cell>
          <table:table-cell office:value-type="string" calcext:value-type="string">
            <text:p>B-504 Sharnam Residency, Naroda-Nikol Road</text:p>
            <text:p>Ahmedabad 382350</text:p>
            <text:p>Gujarat GJ</text:p>
            <text:p>India</text:p>
          </table:table-cell>
          <table:table-cell office:value-type="string" calcext:value-type="string">
            <text:p>B-504 Sharnam Residency, Naroda-Nikol Road</text:p>
          </table:table-cell>
          <table:table-cell office:value-type="string" calcext:value-type="string">
            <text:p>Ahmedabad 382350, Gujarat GJ, India</text:p>
          </table:table-cell>
          <table:table-cell office:value-type="string" calcext:value-type="string">
            <text:p>Ahmedabad 382350</text:p>
          </table:table-cell>
          <table:table-cell office:value-type="string" calcext:value-type="string">
            <text:p>Gujarat GJ</text:p>
          </table:table-cell>
          <table:table-cell office:value-type="string" calcext:value-type="string">
            <text:p>+91 90335 84086</text:p>
          </table:table-cell>
          <table:table-cell office:value-type="string" calcext:value-type="string">
            <text:p>https://www.almightycs.com/</text:p>
          </table:table-cell>
          <table:table-cell office:value-type="string" calcext:value-type="string">
            <text:p>info@almightycs.com</text:p>
          </table:table-cell>
          <table:table-cell office:value-type="string" calcext:value-type="string">
            <text:p>['Al Aziziya Chemicals Factory', 'As SAM / Service Machine', 'DAM company / Terrazzo general', 'DRNY LTD', 'FilmFast LTD', 'Nipun Joshi', 'Prepaid Visa Company', 'Resilient IT', 'SMA - Approval', 'SMA - Assets', 'SMA - Egg Factory', 'SMA - Engineering Project', 'SMA - Sale Project, Soran Mahmood', 'SMA-Merador', 'Turquoise Solutions Limited, Ali Jamadar', 'VISUM FENESTRATION SYSTEMS LLC', 'VISUM FENESTRATION SYSTEMS LLC, Jakov Saric', 'Wellness Technology ltd']</text:p>
          </table:table-cell>
          <table:table-cell table:number-columns-repeated="1014"/>
        </table:table-row>
        <table:table-row table:style-name="ro1">
          <table:table-cell office:value-type="string" calcext:value-type="string">
            <text:p>Ksolves India Ltd.</text:p>
          </table:table-cell>
          <table:table-cell office:value-type="string" calcext:value-type="string">
            <text:p>H221-213, Block H Suit 213, Sector-63, Noida, Gautam Buddha Nagar</text:p>
            <text:p>Noida 201301</text:p>
            <text:p>Uttar Pradesh UP</text:p>
            <text:p>India</text:p>
          </table:table-cell>
          <table:table-cell office:value-type="string" calcext:value-type="string">
            <text:p>H221-213, Block H Suit 213</text:p>
          </table:table-cell>
          <table:table-cell office:value-type="string" calcext:value-type="string">
            <text:p>Sector-63, Noida, Gautam Buddha Nagar</text:p>
          </table:table-cell>
          <table:table-cell office:value-type="string" calcext:value-type="string">
            <text:p>Noida 201301</text:p>
          </table:table-cell>
          <table:table-cell office:value-type="string" calcext:value-type="string">
            <text:p>Uttar Pradesh UP</text:p>
          </table:table-cell>
          <table:table-cell office:value-type="string" calcext:value-type="string">
            <text:p>+1 646-203-1075</text:p>
          </table:table-cell>
          <table:table-cell office:value-type="string" calcext:value-type="string">
            <text:p>http://Ksolves.com</text:p>
          </table:table-cell>
          <table:table-cell office:value-type="string" calcext:value-type="string">
            <text:p>kirti.sharma@ksolves.com</text:p>
          </table:table-cell>
          <table:table-cell office:value-type="string" calcext:value-type="string">
            <text:p>['AZOM, LTD', 'Andika International FZCO', 'Calanques Valley, Frederic GOUNARD', 'Comfort Monster Service Co', 'Cornelius Electronics Ltd', 'Exemplar Corporate Services Pvt. Ltd.', 'Floor City, Andrew Uhacz', 'Hidrostal LLC', "Kroop's, Andrew Tremblay", 'Let’s Do It BVBA', 'Luna Baby, lunababyusa@gmail.com', 'SignWarehouse, Inc., Chris Gripp', 'Sky Fiber Internet']</text:p>
          </table:table-cell>
          <table:table-cell table:number-columns-repeated="1014"/>
        </table:table-row>
        <table:table-row table:style-name="ro1">
          <table:table-cell office:value-type="string" calcext:value-type="string">
            <text:p>Serpent Consulting Services Pvt. Ltd.</text:p>
          </table:table-cell>
          <table:table-cell office:value-type="string" calcext:value-type="string">
            <text:p>301 Siddhraj Zavod</text:p>
            <text:p>Nr Kh-0 Circle, Vasna Hadmatiya,</text:p>
            <text:p>Gandhinagar 382423</text:p>
            <text:p>India</text:p>
          </table:table-cell>
          <table:table-cell office:value-type="string" calcext:value-type="string">
            <text:p>301 Siddhraj Zavod, Nr Kh-0 Circle</text:p>
          </table:table-cell>
          <table:table-cell office:value-type="string" calcext:value-type="string">
            <text:p>Vasna Hadmatiya,, Gandhinagar 382423, India</text:p>
          </table:table-cell>
          <table:table-cell office:value-type="string" calcext:value-type="string">
            <text:p>Vasna Hadmatiya,</text:p>
          </table:table-cell>
          <table:table-cell office:value-type="string" calcext:value-type="string">
            <text:p>Gandhinagar 382423</text:p>
          </table:table-cell>
          <table:table-cell office:value-type="string" calcext:value-type="string">
            <text:p>+919879354457</text:p>
          </table:table-cell>
          <table:table-cell office:value-type="string" calcext:value-type="string">
            <text:p>http://www.serpentcs.com/</text:p>
          </table:table-cell>
          <table:table-cell office:value-type="string" calcext:value-type="string">
            <text:p>contact@serpentcs.com</text:p>
          </table:table-cell>
          <table:table-cell office:value-type="string" calcext:value-type="string">
            <text:p>['3rstorekw', 'ACE Technologies', 'Ambar Education', 'American School of Dubai', 'AppleHR', 'Asma Al Futaisi', 'Bheruji Furniture', 'CITYFURNISH INDIA PRIVATE LIMITED', 'Central Medical Store', 'Choconest', 'Elixium', 'Entrepreneurship Development Institute of India', 'Flint Consulting Al Saudi ltd. co.', 'Greenfield Machine tools pvt ltd', 'Hai Investment Pvt Ltd', 'HeerFashionclub', 'HotelXperts', 'ITM Safety Private Limited', 'IdeaCrate Edutainment Company LLC', 'Kalaangan', 'LLB IT Labs', 'M2I SAM', 'Meditation Guru', 'Messrs Dawoodbhai Mamadbhai', 'Mitsogo Technologies Private Limited', 'Moleac Pte Ltd', 'Nexconec', 'Nexconec', 'Oilex Ltd.', 'Omnisense Systems Pte Ltd', 'Personal Computers', 'Pretium Enterprise Operations India Private Limited', 'Professional Staffing', 'QuickBurgB', 'RAJ TOYWORLD PRIVATE LIMITED', 'Rabyte Technologies LLP', 'Royal Furnishing, royal', 'Royal Power &amp; Energy Limited', 'SIMPLEENERGY PRIVATE LIMITED , Sudheer Kolewad', 'SMART BOX INDUSTRIES LLC', 'SPEQUA SERVICES LLP', 'STLTH International', 'Sharq Softech', 'Solufy Pvt. Ltd.', 'TRUTHREAD GAUGES AND TOOLS PRIVATE LTD', 'The Food Book', 'VIIKING', 'Vivium Holding', 'yahya jaafary']</text:p>
          </table:table-cell>
          <table:table-cell table:number-columns-repeated="1014"/>
        </table:table-row>
        <table:table-row table:style-name="ro1">
          <table:table-cell office:value-type="string" calcext:value-type="string">
            <text:p>Uncanny Consulting Services LLP</text:p>
          </table:table-cell>
          <table:table-cell office:value-type="string" calcext:value-type="string">
            <text:p>B1010 Titanium Heights, Corporate Road , Opp Vodafone House</text:p>
            <text:p>Prahladnagar</text:p>
            <text:p>Ahmedabad 380015</text:p>
            <text:p>Gujarat GJ</text:p>
            <text:p>India</text:p>
          </table:table-cell>
          <table:table-cell office:value-type="string" calcext:value-type="string">
            <text:p>B1010 Titanium Heights, Corporate Road </text:p>
          </table:table-cell>
          <table:table-cell office:value-type="string" calcext:value-type="string">
            <text:p>Opp Vodafone House, Prahladnagar, Ahmedabad 380015</text:p>
          </table:table-cell>
          <table:table-cell office:value-type="string" calcext:value-type="string">
            <text:p>Ahmedabad 380015</text:p>
          </table:table-cell>
          <table:table-cell office:value-type="string" calcext:value-type="string">
            <text:p>Gujarat GJ</text:p>
          </table:table-cell>
          <table:table-cell office:value-type="string" calcext:value-type="string">
            <text:p>+91 94275 63239</text:p>
          </table:table-cell>
          <table:table-cell office:value-type="string" calcext:value-type="string">
            <text:p>http://uncannycs.com/</text:p>
          </table:table-cell>
          <table:table-cell office:value-type="string" calcext:value-type="string">
            <text:p>info@uncannycs.com</text:p>
          </table:table-cell>
          <table:table-cell office:value-type="string" calcext:value-type="string">
            <text:p>['Audinc International Ltd', 'AutomotiveWheels, Greg', 'CHESTNOTE NV', 'CONCEIVERTECH PRIVATE LIMITED', 'EURL Qadyan Technologies', 'Easy Click Tyres Trading LLC', 'Elite Horizon', 'FairChain', 'Gong cha Panama, joselito wong', 'GrippaTank', 'INFINITE INTERNATIONAL LOGISTICS DMCC', 'Kotn, Daniel Gray', 'Living Dreams Yarn, Tanja Baucken', 'Luxfriends Invest SA', 'Nola Hire', 'Optimal Connectivity llc', 'PT Sam Konsultan Legal', 'Pinnacle Parts and Supply Corp.', 'Pittsburgh Spray Equipment Company', 'RockFort Trading', 'Scent Senses', 'Spaac Motorized Bicycles B.V.', 'TalentEra Services, Tyler Wagley', 'XARIA CLOTHING LINE CO. L.L.C', 'Your Guardian LLC']</text:p>
          </table:table-cell>
          <table:table-cell table:number-columns-repeated="1014"/>
        </table:table-row>
        <table:table-row table:style-name="ro1">
          <table:table-cell office:value-type="string" calcext:value-type="string">
            <text:p>WEBKUL SOFTWARE PVT LTD</text:p>
          </table:table-cell>
          <table:table-cell office:value-type="string" calcext:value-type="string">
            <text:p>H-28 ARV Park</text:p>
            <text:p>Sector 63</text:p>
            <text:p>Noida 201301</text:p>
            <text:p>India</text:p>
          </table:table-cell>
          <table:table-cell office:value-type="string" calcext:value-type="string">
            <text:p>H-28 ARV Park, Sector 63</text:p>
          </table:table-cell>
          <table:table-cell office:value-type="string" calcext:value-type="string">
            <text:p>Noida 201301, India</text:p>
          </table:table-cell>
          <table:table-cell office:value-type="string" calcext:value-type="string">
            <text:p>Sector 63</text:p>
          </table:table-cell>
          <table:table-cell office:value-type="string" calcext:value-type="string">
            <text:p>Noida 201301</text:p>
          </table:table-cell>
          <table:table-cell office:value-type="string" calcext:value-type="string">
            <text:p>+91 98702 84067</text:p>
          </table:table-cell>
          <table:table-cell office:value-type="string" calcext:value-type="string">
            <text:p>https://webkul.com/</text:p>
          </table:table-cell>
          <table:table-cell office:value-type="string" calcext:value-type="string">
            <text:p>support@webkul.com</text:p>
          </table:table-cell>
          <table:table-cell office:value-type="string" calcext:value-type="string">
            <text:p>['3P Shpk, Agon Ferati', 'Bahayan LLC, Pamela Payne', 'Best Online Cabinets', 'Bluebeauty', 'Briem Automotive', 'Briem Automotive, Florian Briem', 'Cabinet City', 'Divoza Horseworld', 'Ennap.com', 'Fabricmate Systems, Inc.', 'France Detailing', 'France Detailing , Soliveau Cédric', 'Greenpeace e.V.', 'Import Company Finland Oy, Jarkko Saukonoja', 'Kid Medical - Medical Incontinence', 'Komea Foods India Pvt Ltd', 'La Fabrique des Pieds', 'Nabi Al Furat, Mohanad Razaq', "Omplou Côte d'Ivoire", 'Pets House', 'Spiral Direct Ltd', 'Teaplus, Ayman Qarout', 'Waterpro Pty Ltd', 'Webkul Software Private Limited', 'gestion eficalia SL']</text:p>
          </table:table-cell>
          <table:table-cell table:number-columns-repeated="1014"/>
        </table:table-row>
        <table:table-row table:style-name="ro1">
          <table:table-cell office:value-type="string" calcext:value-type="string">
            <text:p>TechUltra Solutions Pvt. Ltd.</text:p>
          </table:table-cell>
          <table:table-cell office:value-type="string" calcext:value-type="string">
            <text:p>A-514, Siddhi Vinayak Business Tower, B/h. DCP Office, SG Highway, Makarba,</text:p>
            <text:p>Ahmedabad 380051</text:p>
            <text:p>Gujarat GJ</text:p>
            <text:p>India</text:p>
          </table:table-cell>
          <table:table-cell office:value-type="string" calcext:value-type="string">
            <text:p>A-514, Siddhi Vinayak Business Tower</text:p>
          </table:table-cell>
          <table:table-cell office:value-type="string" calcext:value-type="string">
            <text:p>B/h. DCP Office, SG Highway, Makarba,</text:p>
          </table:table-cell>
          <table:table-cell office:value-type="string" calcext:value-type="string">
            <text:p>Ahmedabad 380051</text:p>
          </table:table-cell>
          <table:table-cell office:value-type="string" calcext:value-type="string">
            <text:p>Gujarat GJ</text:p>
          </table:table-cell>
          <table:table-cell office:value-type="string" calcext:value-type="string">
            <text:p>+91-9998885804</text:p>
          </table:table-cell>
          <table:table-cell office:value-type="string" calcext:value-type="string">
            <text:p>https://techultrasolutions.com</text:p>
          </table:table-cell>
          <table:table-cell office:value-type="string" calcext:value-type="string">
            <text:p>contact@techultrasolutions.com</text:p>
          </table:table-cell>
          <table:table-cell office:value-type="string" calcext:value-type="string">
            <text:p>['5.0 technologies j.s.a., Tomas Vojtek', 'Al Khudor', 'Ana World Factory', 'Axiom Technologies, Axiom Technologies', 'EightyTech', 'Fresh and Natural EST', "Gulf Engineer's Consultants", 'Hi-Tech Supports &amp; Hangers Private Limited, Rohit', 'InfinixIT Consultancy Services, Mustufa Kantawala', 'Laundry South', 'Laundry South, Rina White', 'Madar Al Astora Trading L.L.C', 'Maknas Trading Co LLC', 'Mattson Containers GmbH, Jesse Mattson', 'Mount Meru India Pvt Ltd., Mount Meru Group', 'Netronpos Yazilim Ihracat Ithalat Ticaret Limited Sirketi, Nihat Demir', 'ROOT4YOU, Enzo Mazza', 'Rupiya Finnovations Pvt. Ltd.', 'SHREE MAHADEV TEXFAB PVT LTD, Shree Mahadev Texfab Pvt Ltd', 'Shree Mahadev Texfab Pvt ltd, SONU TEKWANI', 'The Miller, ANKITH VENUGOPAL', 'Zytro Technologies Pvt Ltd']</text:p>
          </table:table-cell>
          <table:table-cell table:number-columns-repeated="1014"/>
        </table:table-row>
        <table:table-row table:style-name="ro1">
          <table:table-cell office:value-type="string" calcext:value-type="string">
            <text:p>Caret IT Solutions Pvt. Ltd.</text:p>
          </table:table-cell>
          <table:table-cell office:value-type="string" calcext:value-type="string">
            <text:p>501, Pratik Mall,</text:p>
            <text:p>Near City Pulse Theater, kudasan,</text:p>
            <text:p>Gandhinagar 382421</text:p>
            <text:p>India</text:p>
          </table:table-cell>
          <table:table-cell office:value-type="string" calcext:value-type="string">
            <text:p>501, Pratik Mall,</text:p>
          </table:table-cell>
          <table:table-cell office:value-type="string" calcext:value-type="string">
            <text:p>Near City Pulse Theater, kudasan,, Gandhinagar 382421</text:p>
          </table:table-cell>
          <table:table-cell office:value-type="string" calcext:value-type="string">
            <text:p>kudasan,</text:p>
          </table:table-cell>
          <table:table-cell office:value-type="string" calcext:value-type="string">
            <text:p>Gandhinagar 382421</text:p>
          </table:table-cell>
          <table:table-cell office:value-type="string" calcext:value-type="string">
            <text:p>+91 93168 53376</text:p>
          </table:table-cell>
          <table:table-cell office:value-type="string" calcext:value-type="string">
            <text:p>http://www.caretit.com</text:p>
          </table:table-cell>
          <table:table-cell office:value-type="string" calcext:value-type="string">
            <text:p>sales@caretit.com</text:p>
          </table:table-cell>
          <table:table-cell office:value-type="string" calcext:value-type="string">
            <text:p>['Annora Pharma FZ – LLC', 'Automatic Spraying Systems BV', 'Babylonia BVBA, Vincent De Cannière', 'Canadian Wealth Creation Center', 'Click Africa Limited, Yogesh Trivedi', 'Codra Enterprises, Inc.', 'DivineTechs', 'Group Number One SARL', 'Kuwait Public Health Company (KPHC)', 'Kuwait Public Health Company, Zaheer Koltharkar', 'Mafrest BVBA', 'Marco Partners', 'National Infra Projects, Aaditya Kumar Jhajharia', 'RONAK ROCKS PRIVATE LIMITED', 'RONAK ROCKS PRIVATE LIMITED, Jaspalsinh N Parmar', 'Ronak Healthcare Pvt Ltd', 'Santoro Ltd', 'TARU LEADING EDGE PRIVATE LIMITED', 'TELKO S.A.', 'ULEAP W.L.L.', 'cApStan SA']</text:p>
          </table:table-cell>
          <table:table-cell table:number-columns-repeated="1014"/>
        </table:table-row>
        <table:table-row table:style-name="ro1">
          <table:table-cell office:value-type="string" calcext:value-type="string">
            <text:p>Ascetic Business Solution LLP</text:p>
          </table:table-cell>
          <table:table-cell office:value-type="string" calcext:value-type="string">
            <text:p>A503 ,Empire Business Hub</text:p>
            <text:p>Science City Rd</text:p>
            <text:p>Sola,Ahmedabad 380060</text:p>
            <text:p>India</text:p>
          </table:table-cell>
          <table:table-cell office:value-type="string" calcext:value-type="string">
            <text:p>A503 ,Empire Business Hub, Science City Rd</text:p>
          </table:table-cell>
          <table:table-cell office:value-type="string" calcext:value-type="string">
            <text:p>Sola,Ahmedabad 380060, India</text:p>
          </table:table-cell>
          <table:table-cell office:value-type="string" calcext:value-type="string">
            <text:p>Science City Rd</text:p>
          </table:table-cell>
          <table:table-cell office:value-type="string" calcext:value-type="string">
            <text:p>Sola,Ahmedabad 380060</text:p>
          </table:table-cell>
          <table:table-cell office:value-type="string" calcext:value-type="string">
            <text:p>+91 9427425799, +91 8530000384</text:p>
          </table:table-cell>
          <table:table-cell office:value-type="string" calcext:value-type="string">
            <text:p>https://www.asceticbs.com</text:p>
          </table:table-cell>
          <table:table-cell office:value-type="string" calcext:value-type="string">
            <text:p>contact@asceticbs.com</text:p>
          </table:table-cell>
          <table:table-cell office:value-type="string" calcext:value-type="string">
            <text:p>['ARS WHOLESALER LTD, Ahmed', 'Ascetic Business Solution LLP', 'BC Trailers Australia Pty Ltd', 'Bluebird Graphic Solutions', 'CareUp Network AG', 'Fanale Drinks', 'Fanale Drinks, David Fan', 'Goods Truck Service LLC', 'INV Tech Services', 'Innovato', 'Little Mountain Printing', 'MARODAN CARS SARL', 'Natural Stone Hub PTY. LTD', 'Opertek soft, SL', 'OrientSwiss SA', 'Satirtec', 'Solé Distribuciones', 'Spectrum Uniforms', 'Valley Welding &amp; Machine Works', 'Wipertech Pty Ltd']</text:p>
          </table:table-cell>
          <table:table-cell table:number-columns-repeated="1014"/>
        </table:table-row>
        <table:table-row table:style-name="ro1">
          <table:table-cell office:value-type="string" calcext:value-type="string">
            <text:p>CandidRoot Solutions Private Limited</text:p>
          </table:table-cell>
          <table:table-cell office:value-type="string" calcext:value-type="string">
            <text:p>1229-1230 Iconic Shyamal,</text:p>
            <text:p>Near Shyamal Cross Road</text:p>
            <text:p>Ahmedabad 380015</text:p>
            <text:p>Gujarat GJ</text:p>
            <text:p>India</text:p>
          </table:table-cell>
          <table:table-cell office:value-type="string" calcext:value-type="string">
            <text:p>1229-1230 Iconic Shyamal,, Near Shyamal Cross Road</text:p>
          </table:table-cell>
          <table:table-cell office:value-type="string" calcext:value-type="string">
            <text:p>Ahmedabad 380015, Gujarat GJ, India</text:p>
          </table:table-cell>
          <table:table-cell office:value-type="string" calcext:value-type="string">
            <text:p>Ahmedabad 380015</text:p>
          </table:table-cell>
          <table:table-cell office:value-type="string" calcext:value-type="string">
            <text:p>Gujarat GJ</text:p>
          </table:table-cell>
          <table:table-cell office:value-type="string" calcext:value-type="string">
            <text:p>+91 88490 36209</text:p>
          </table:table-cell>
          <table:table-cell office:value-type="string" calcext:value-type="string">
            <text:p>https://www.candidroot.com/</text:p>
          </table:table-cell>
          <table:table-cell office:value-type="string" calcext:value-type="string">
            <text:p>info@candidroot.com</text:p>
          </table:table-cell>
          <table:table-cell office:value-type="string" calcext:value-type="string">
            <text:p>['CHETAN PLASTICS', 'Canterbury Trading Pte Ltd', 'Free Birds BV, Tom Caluwaerts', 'GPC Agrochemicals Private Limited', 'KMP TECHNOLOGIES PRIVATE LIMITED, Devansh Vaish', 'LINKUP ELECTRONICS, Alieu Jallow', 'M D Motors', 'MOTOLUX GARAGE', 'Ryde LLC', 'SF Plastics and Sign Supply', 'Stigah BV', 'T Media Com Ltd', 'TODD BORCHARDT, TODD BORCHARDT', 'WUNDERBAR I Custom Radio Shop, Timo Gschwendtner']</text:p>
          </table:table-cell>
          <table:table-cell table:number-columns-repeated="1014"/>
        </table:table-row>
        <table:table-row table:style-name="ro1">
          <table:table-cell office:value-type="string" calcext:value-type="string">
            <text:p>Prime Minds Consulting Private Limited</text:p>
          </table:table-cell>
          <table:table-cell office:value-type="string" calcext:value-type="string">
            <text:p>22nd Floor, World Trade Center</text:p>
            <text:p>Brigade Gateway Campus, Malleshwaram</text:p>
            <text:p>Bangalore 560055</text:p>
            <text:p>India</text:p>
          </table:table-cell>
          <table:table-cell office:value-type="string" calcext:value-type="string">
            <text:p>22nd Floor, World Trade Center</text:p>
          </table:table-cell>
          <table:table-cell office:value-type="string" calcext:value-type="string">
            <text:p>Brigade Gateway Campus, Malleshwaram, Bangalore 560055</text:p>
          </table:table-cell>
          <table:table-cell office:value-type="string" calcext:value-type="string">
            <text:p>Malleshwaram</text:p>
          </table:table-cell>
          <table:table-cell office:value-type="string" calcext:value-type="string">
            <text:p>Bangalore 560055</text:p>
          </table:table-cell>
          <table:table-cell office:value-type="string" calcext:value-type="string">
            <text:p>+91 994 537 9059</text:p>
          </table:table-cell>
          <table:table-cell office:value-type="string" calcext:value-type="string">
            <text:p>https://www.candidroot.com/</text:p>
          </table:table-cell>
          <table:table-cell office:value-type="string" calcext:value-type="string">
            <text:p>info@candidroot.com</text:p>
          </table:table-cell>
          <table:table-cell office:value-type="string" calcext:value-type="string">
            <text:p>['CHETAN PLASTICS', 'Canterbury Trading Pte Ltd', 'Free Birds BV, Tom Caluwaerts', 'GPC Agrochemicals Private Limited', 'KMP TECHNOLOGIES PRIVATE LIMITED, Devansh Vaish', 'LINKUP ELECTRONICS, Alieu Jallow', 'M D Motors', 'MOTOLUX GARAGE', 'Ryde LLC', 'SF Plastics and Sign Supply', 'Stigah BV', 'T Media Com Ltd', 'TODD BORCHARDT, TODD BORCHARDT', 'WUNDERBAR I Custom Radio Shop, Timo Gschwendtner']</text:p>
          </table:table-cell>
          <table:table-cell table:number-columns-repeated="1014"/>
        </table:table-row>
        <table:table-row table:style-name="ro1">
          <table:table-cell office:value-type="string" calcext:value-type="string">
            <text:p>Technogeo Soft Solution Pvt. Ltd</text:p>
          </table:table-cell>
          <table:table-cell office:value-type="string" calcext:value-type="string">
            <text:p>Office No 18 1st Floor, Asquare Mall Sector 73</text:p>
            <text:p>Sector : 65,</text:p>
            <text:p>Noida 201301</text:p>
            <text:p>India</text:p>
          </table:table-cell>
          <table:table-cell office:value-type="string" calcext:value-type="string">
            <text:p>Office No 18 1st Floor, Asquare Mall Sector 73</text:p>
          </table:table-cell>
          <table:table-cell office:value-type="string" calcext:value-type="string">
            <text:p>Sector : 65,, Noida 201301, India</text:p>
          </table:table-cell>
          <table:table-cell office:value-type="string" calcext:value-type="string">
            <text:p>Sector : 65,</text:p>
          </table:table-cell>
          <table:table-cell office:value-type="string" calcext:value-type="string">
            <text:p>Noida 201301</text:p>
          </table:table-cell>
          <table:table-cell office:value-type="string" calcext:value-type="string">
            <text:p>08287811154</text:p>
          </table:table-cell>
          <table:table-cell office:value-type="string" calcext:value-type="string">
            <text:p>http://www.geotechnosoft.com</text:p>
          </table:table-cell>
          <table:table-cell office:value-type="string" calcext:value-type="string">
            <text:p>info@geotechnosoft.com</text:p>
          </table:table-cell>
          <table:table-cell office:value-type="string" calcext:value-type="string">
            <text:p>['Afri Metals Trading Ltd.', 'Congo Piping SAS, Prerak Shah', 'Jajoo Organics LLP', 'KIRAN ENTERPRISES', 'MC Sunrise Investment Inc, Arie Guindi', 'MRO ENGINEERING AND SUPPLIES PRIVATE LIMITED, Abizar Huzefa Cochinwala', 'Mining Services and Supplies', 'POWERLINE SOLUTIONS TRADING COMPANY', 'Raziele S.A. de C.V., Aksel Chernitzky Melgar', 'Revin Sarl, Yadveer Chaudhary', 'Unicel Infra Pvt Ltd, Seema Jain', 'Zenmo Pvt. Ltd., Zenmo Pvt. Ltd.', 'zeregaber']</text:p>
          </table:table-cell>
          <table:table-cell table:number-columns-repeated="1014"/>
        </table:table-row>
        <table:table-row table:style-name="ro1">
          <table:table-cell office:value-type="string" calcext:value-type="string">
            <text:p>Synconics Technologies Pvt. Ltd.</text:p>
          </table:table-cell>
          <table:table-cell office:value-type="string" calcext:value-type="string">
            <text:p>B 33, 4th Floor, Sanidhya Building, Opp. Sanyas Ashram, Ashram Road</text:p>
            <text:p>Nr.M.J.Library, Ashram Road, Ellisbridge</text:p>
            <text:p>Ahmedabad 380009</text:p>
            <text:p>Gujarat GJ</text:p>
            <text:p>India</text:p>
          </table:table-cell>
          <table:table-cell office:value-type="string" calcext:value-type="string">
            <text:p>B 33, 4th Floor</text:p>
          </table:table-cell>
          <table:table-cell office:value-type="string" calcext:value-type="string">
            <text:p>Sanidhya Building, Opp. Sanyas Ashram, Ashram Road</text:p>
          </table:table-cell>
          <table:table-cell office:value-type="string" calcext:value-type="string">
            <text:p>Ahmedabad 380009</text:p>
          </table:table-cell>
          <table:table-cell office:value-type="string" calcext:value-type="string">
            <text:p>Gujarat GJ</text:p>
          </table:table-cell>
          <table:table-cell office:value-type="string" calcext:value-type="string">
            <text:p>+919426864274</text:p>
          </table:table-cell>
          <table:table-cell office:value-type="string" calcext:value-type="string">
            <text:p>http://www.synconics.com</text:p>
          </table:table-cell>
          <table:table-cell office:value-type="string" calcext:value-type="string">
            <text:p>contact@synconics.com</text:p>
          </table:table-cell>
          <table:table-cell office:value-type="string" calcext:value-type="string">
            <text:p>['Bransys DOOEL Skopje', 'Caribbean LED Solutions Ltd', 'Hamilton Associates', 'Kapadia Associates Design LLP', 'Kifiya Financial Technology PLC.', 'Marmoles Sant Esteve S.L.', 'Palaxo Development s.r.o', 'Power Q', 'The Community Foundation for Greater New Haven']</text:p>
          </table:table-cell>
          <table:table-cell table:number-columns-repeated="1014"/>
        </table:table-row>
        <table:table-row table:style-name="ro1">
          <table:table-cell office:value-type="string" calcext:value-type="string">
            <text:p>iFenSys InfoTech Private Limited</text:p>
          </table:table-cell>
          <table:table-cell office:value-type="string" calcext:value-type="string">
            <text:p>S1, PLOT 2,3, MAPLE HOMES, NAGALAKSHMI AVENUE, 1ST MAIN ROAD, SITHALAPAKKAM,</text:p>
            <text:p>CHENNAI 600126</text:p>
            <text:p>Tamil Nadu TN</text:p>
            <text:p>India</text:p>
          </table:table-cell>
          <table:table-cell office:value-type="string" calcext:value-type="string">
            <text:p>S1, PLOT 2,3</text:p>
          </table:table-cell>
          <table:table-cell office:value-type="string" calcext:value-type="string">
            <text:p>MAPLE HOMES, NAGALAKSHMI AVENUE, 1ST MAIN ROAD</text:p>
          </table:table-cell>
          <table:table-cell office:value-type="string" calcext:value-type="string">
            <text:p>CHENNAI 600126</text:p>
          </table:table-cell>
          <table:table-cell office:value-type="string" calcext:value-type="string">
            <text:p>Tamil Nadu TN</text:p>
          </table:table-cell>
          <table:table-cell office:value-type="string" calcext:value-type="string">
            <text:p>+91 94434 03748</text:p>
          </table:table-cell>
          <table:table-cell office:value-type="string" calcext:value-type="string">
            <text:p>http://www.ifensys.com</text:p>
          </table:table-cell>
          <table:table-cell office:value-type="string" calcext:value-type="string">
            <text:p>moses@ifensys.com</text:p>
          </table:table-cell>
          <table:table-cell office:value-type="string" calcext:value-type="string">
            <text:p>['ARKARISE BUSINESS SOLUTIONS PVT. LTD.', 'GT India Pvt. Ltd.', 'Grinntech Motors &amp; Services Pvt. Ltd.', 'HOME OF BUSINESS SOLUTIONS PRIVATE LIMITED', 'INDCARB ACTIVATED CARBON PRIVATE LIMITED, INDCARB ACTIVATED CARBON PRIVATE LIMITED', 'Jeyyam Foods', 'PROSUPPLYR GLOBAL PRIVATE LIMITED', 'V.V. Iron &amp; Steel Co. Pvt. Ltd']</text:p>
          </table:table-cell>
          <table:table-cell table:number-columns-repeated="1014"/>
        </table:table-row>
        <table:table-row table:style-name="ro1">
          <table:table-cell office:value-type="string" calcext:value-type="string">
            <text:p>ASCENSIVE TECHNOLOGIES LLP</text:p>
          </table:table-cell>
          <table:table-cell office:value-type="string" calcext:value-type="string">
            <text:p>B-109, SECTOR-5,</text:p>
            <text:p>Gautam Buddha</text:p>
            <text:p>Noida 201301</text:p>
            <text:p>Uttar Pradesh UP</text:p>
            <text:p>India</text:p>
          </table:table-cell>
          <table:table-cell office:value-type="string" calcext:value-type="string">
            <text:p>B-109, SECTOR-5,</text:p>
          </table:table-cell>
          <table:table-cell office:value-type="string" calcext:value-type="string">
            <text:p>Gautam Buddha, Noida 201301, Uttar Pradesh UP</text:p>
          </table:table-cell>
          <table:table-cell office:value-type="string" calcext:value-type="string">
            <text:p>Noida 201301</text:p>
          </table:table-cell>
          <table:table-cell office:value-type="string" calcext:value-type="string">
            <text:p>Uttar Pradesh UP</text:p>
          </table:table-cell>
          <table:table-cell office:value-type="string" calcext:value-type="string">
            <text:p>9810091738</text:p>
          </table:table-cell>
          <table:table-cell office:value-type="string" calcext:value-type="string">
            <text:p>http://ascensivetechnologies.com/</text:p>
          </table:table-cell>
          <table:table-cell office:value-type="string" calcext:value-type="string">
            <text:p>anurag.nayar@ascensive.in</text:p>
          </table:table-cell>
          <table:table-cell office:value-type="string" calcext:value-type="string">
            <text:p>['Arogya Meditech Private Limited, Ajay Sharma', 'MNS Credit Management Group (P) Ltd.', 'Om Mouldings, Nitin Dhawan', 'SS Dynamics Solutions Pvt. Ltd.', 'Spaceman Innovations Pte Ltd', 'TORCAI DIGITAL MEDIA PRIVATE LIMITED', 'VCA ELECTRICAL']</text:p>
          </table:table-cell>
          <table:table-cell table:number-columns-repeated="1014"/>
        </table:table-row>
        <table:table-row table:style-name="ro1">
          <table:table-cell office:value-type="string" calcext:value-type="string">
            <text:p>Surekha Technologies Pvt. Ltd.</text:p>
          </table:table-cell>
          <table:table-cell office:value-type="string" calcext:value-type="string">
            <text:p>302, Landmark, Nr. Titanium City Center,</text:p>
            <text:p>Prahlad Nagar Road,</text:p>
            <text:p>Ahmedabad, 380015</text:p>
            <text:p>Gujarat GJ</text:p>
            <text:p>India</text:p>
          </table:table-cell>
          <table:table-cell office:value-type="string" calcext:value-type="string">
            <text:p>302, Landmark</text:p>
          </table:table-cell>
          <table:table-cell office:value-type="string" calcext:value-type="string">
            <text:p>Nr. Titanium City Center,, Prahlad Nagar Road,, Ahmedabad</text:p>
          </table:table-cell>
          <table:table-cell office:value-type="string" calcext:value-type="string">
            <text:p>380015</text:p>
          </table:table-cell>
          <table:table-cell office:value-type="string" calcext:value-type="string">
            <text:p>Gujarat GJ</text:p>
          </table:table-cell>
          <table:table-cell office:value-type="string" calcext:value-type="string">
            <text:p>07940050848</text:p>
          </table:table-cell>
          <table:table-cell office:value-type="string" calcext:value-type="string">
            <text:p>https://www.surekhatech.com/</text:p>
          </table:table-cell>
          <table:table-cell office:value-type="string" calcext:value-type="string">
            <text:p>enquiry@surekhatech.com</text:p>
          </table:table-cell>
          <table:table-cell office:value-type="string" calcext:value-type="string">
            <text:p>['FALAK ENTERPRISE', 'Mitwill Textiles AG (Suisse)', 'QUANTUM FULFILLMENT AND SUPPORT, SHEH ADAMS', 'SHAH DALAL ADVISORS LLP', 'Verde Environmental Nigeria Limited, Owen Van den Bergh', 'Zev Supplies']</text:p>
          </table:table-cell>
          <table:table-cell table:number-columns-repeated="1014"/>
        </table:table-row>
        <table:table-row table:style-name="ro1">
          <table:table-cell office:value-type="string" calcext:value-type="string">
            <text:p>Spellbound Soft Solutions</text:p>
          </table:table-cell>
          <table:table-cell office:value-type="string" calcext:value-type="string">
            <text:p>724, I Square Corporate Park, Near CIMS Hospital, Main Road, Science City Rd</text:p>
            <text:p>Opp.Sukan Mall, Science City Road</text:p>
            <text:p>Ahmedabad 380059</text:p>
            <text:p>Gujarat GJ</text:p>
            <text:p>India</text:p>
          </table:table-cell>
          <table:table-cell office:value-type="string" calcext:value-type="string">
            <text:p>724, I Square Corporate Park</text:p>
          </table:table-cell>
          <table:table-cell office:value-type="string" calcext:value-type="string">
            <text:p>Near CIMS Hospital, Main Road, Science City Rd</text:p>
          </table:table-cell>
          <table:table-cell office:value-type="string" calcext:value-type="string">
            <text:p>Ahmedabad 380059</text:p>
          </table:table-cell>
          <table:table-cell office:value-type="string" calcext:value-type="string">
            <text:p>Gujarat GJ</text:p>
          </table:table-cell>
          <table:table-cell office:value-type="string" calcext:value-type="string">
            <text:p>+91 76005 68857</text:p>
          </table:table-cell>
          <table:table-cell office:value-type="string" calcext:value-type="string">
            <text:p>https://www.spellboundss.com</text:p>
          </table:table-cell>
          <table:table-cell office:value-type="string" calcext:value-type="string">
            <text:p>sales@spellboundss.com</text:p>
          </table:table-cell>
          <table:table-cell office:value-type="string" calcext:value-type="string">
            <text:p>['Apex Saw Works', 'Apex Saw Works, Terrence Branley', 'Siam Art Marble Co., Ltd.', 'TZ Net']</text:p>
          </table:table-cell>
          <table:table-cell table:number-columns-repeated="1014"/>
        </table:table-row>
        <table:table-row table:style-name="ro1">
          <table:table-cell office:value-type="string" calcext:value-type="string">
            <text:p>Warlock Technologies Pvt Ltd</text:p>
          </table:table-cell>
          <table:table-cell office:value-type="string" calcext:value-type="string">
            <text:p>601-pratik mall, Kudasan</text:p>
            <text:p>Gandhinagar 382421</text:p>
            <text:p>Gujarat GJ</text:p>
            <text:p>India</text:p>
          </table:table-cell>
          <table:table-cell office:value-type="string" calcext:value-type="string">
            <text:p>601-pratik mall, Kudasan</text:p>
          </table:table-cell>
          <table:table-cell office:value-type="string" calcext:value-type="string">
            <text:p>Gandhinagar 382421, Gujarat GJ, India</text:p>
          </table:table-cell>
          <table:table-cell office:value-type="string" calcext:value-type="string">
            <text:p>Gandhinagar 382421</text:p>
          </table:table-cell>
          <table:table-cell office:value-type="string" calcext:value-type="string">
            <text:p>Gujarat GJ</text:p>
          </table:table-cell>
          <table:table-cell office:value-type="string" calcext:value-type="string">
            <text:p>09033214053</text:p>
          </table:table-cell>
          <table:table-cell office:value-type="string" calcext:value-type="string">
            <text:p>http://www.warlocktechnologies.com</text:p>
          </table:table-cell>
          <table:table-cell office:value-type="string" calcext:value-type="string">
            <text:p>info@warlocktechnologies.com</text:p>
          </table:table-cell>
          <table:table-cell office:value-type="string" calcext:value-type="string">
            <text:p>['20 Grams, Zaid Alibrahim', '360greenfarm', 'Artamon BVBA', 'Asset Union Limited', 'Atlas API Training, Jarrod Barr', 'C Enterprise (HK) Ltd', 'CNS, Michael Gross', 'Cubean Liu', 'HJL-Plan GmbH', 'HJL-Plan GmbH, HJL-Plan GmbH', 'Hardlife (UK) Ltd', 'Helokasa LLC, Juliana Berbel Manaia Gracia', 'Ideahouse Corporation Sdn Bhd', 'Innovative Software Solutions LLC |\u202bم\u202c \u202bم\u202c \u202bش\u202c \u202bالمبتكرة\u202c \u202bالبرمجية\u202c \u202bالحلول\u202c', 'JOE PILAT', 'KargoKings, Tyler Mandziak', 'LBC Bicycle Supply', 'LHD Machinery LLC', 'Lifestyle Focus', 'Middle East Technical Services', 'PACO HARDWARE INC', 'PACO HARDWARE INC, Meet Thakkar', 'ReceiptPaperWarehouse', 'Reimo Austraila', 'Rueud Alsahra Almumayazat Trad Cont', 'Sky Energy Limited', 'Universal Air Suspension, Zack Ratcliff', 'Unmanned Technology SL', 'Xiao Yu', 'Yoheha Innovation Limited', 'jaff import']</text:p>
          </table:table-cell>
          <table:table-cell table:number-columns-repeated="1014"/>
        </table:table-row>
        <table:table-row table:style-name="ro1">
          <table:table-cell office:value-type="string" calcext:value-type="string">
            <text:p>Point Perfect Transcription Services (India) Pvt. Ltd (PPTS)</text:p>
          </table:table-cell>
          <table:table-cell office:value-type="string" calcext:value-type="string">
            <text:p>7th floor, Tower 1-A, India Land Tech Park, CHIL SEZ</text:p>
            <text:p>Keeranatham Village, Saravanampatti</text:p>
            <text:p>Coimbatore 641035</text:p>
            <text:p>India</text:p>
          </table:table-cell>
          <table:table-cell office:value-type="string" calcext:value-type="string">
            <text:p>7th floor, Tower 1-A</text:p>
          </table:table-cell>
          <table:table-cell office:value-type="string" calcext:value-type="string">
            <text:p>India Land Tech Park, CHIL SEZ, Keeranatham Village</text:p>
          </table:table-cell>
          <table:table-cell office:value-type="string" calcext:value-type="string">
            <text:p>Saravanampatti</text:p>
          </table:table-cell>
          <table:table-cell office:value-type="string" calcext:value-type="string">
            <text:p>Coimbatore 641035</text:p>
          </table:table-cell>
          <table:table-cell office:value-type="string" calcext:value-type="string">
            <text:p>+918925822639</text:p>
          </table:table-cell>
          <table:table-cell office:value-type="string" calcext:value-type="string">
            <text:p>http://www.pptssolutions.com/</text:p>
          </table:table-cell>
          <table:table-cell office:value-type="string" calcext:value-type="string">
            <text:p>business@pptservices.com</text:p>
          </table:table-cell>
          <table:table-cell office:value-type="string" calcext:value-type="string">
            <text:p>['Airlock India Pvt Ltd', 'Allrich Business Corporation, Parikshit Jain', 'Concrete Collaborative', 'Electronic Security Company', 'GREEN CHILLI', 'GerrAudio Distribution Inc.', 'Green Source Janitorial', 'Keus Automation Pvt. Ltd.', 'Kivits-Drunen BV', 'M/s. Sahuwala Flour Mills', 'MUSALLAM TRADING, omar', 'MediTECH Electronic GmbH', 'National Fittings Limited', 'PT. Airlock Indonesia Jaya Raya', 'Pecko', 'Point Perfect Transcription Services (India) Pvt. Ltd (PPTS)', 'Samawa Trading', 'Sri Ramakrishna Hospital', 'T &amp; I Projects Ltd', 'TECHNOCRATS KOHLHAUER INFRASTRUCTURE', 'Theradome', 'Topautocash, Tiphanie NARAYASSAMY', 'Town and City Developers', 'Xioneer Systems GmbH']</text:p>
          </table:table-cell>
          <table:table-cell table:number-columns-repeated="1014"/>
        </table:table-row>
        <table:table-row table:style-name="ro1">
          <table:table-cell office:value-type="string" calcext:value-type="string">
            <text:p>Loyal IT Solutions Pvt Ltd</text:p>
          </table:table-cell>
          <table:table-cell office:value-type="string" calcext:value-type="string">
            <text:p>Devadaram</text:p>
            <text:p>Koratty - Nalukettu Rd, Infopark, Koratty</text:p>
            <text:p>Thrissur 680308</text:p>
            <text:p>Kerala KL</text:p>
            <text:p>India</text:p>
          </table:table-cell>
          <table:table-cell office:value-type="string" calcext:value-type="string">
            <text:p>Devadaram, Koratty - Nalukettu Rd</text:p>
          </table:table-cell>
          <table:table-cell office:value-type="string" calcext:value-type="string">
            <text:p>Infopark, Koratty, Thrissur 680308</text:p>
          </table:table-cell>
          <table:table-cell office:value-type="string" calcext:value-type="string">
            <text:p>Thrissur 680308</text:p>
          </table:table-cell>
          <table:table-cell office:value-type="string" calcext:value-type="string">
            <text:p>Kerala KL</text:p>
          </table:table-cell>
          <table:table-cell office:value-type="string" calcext:value-type="string">
            <text:p>+918136831666 , +91 9446998383</text:p>
          </table:table-cell>
          <table:table-cell office:value-type="string" calcext:value-type="string">
            <text:p>http://www.loyalitsolutions.com</text:p>
          </table:table-cell>
          <table:table-cell office:value-type="string" calcext:value-type="string">
            <text:p>info@loyalitsolutions.com</text:p>
          </table:table-cell>
          <table:table-cell office:value-type="string" calcext:value-type="string">
            <text:p>['APS Auto Parts LLC', 'Alda International Trading', 'Arabian Arrow Supply and Services Co Ltd (ARACO)', 'Billabong Solar', 'Doware Enterprises Limited Liability Partnership', 'FalaBird', 'GLADES ENGINEERING AND CONTRACTING PRIVATE LIMITED', 'Grapple Technologies', 'Green House Farms – Al Suwaiket Group', 'Hamilton Trading and Contracting', 'KTB HEALTHCARE LIMITED LIABILITY PARTNERSHIP', 'PALM TREE', 'Phygicart E-Commerce Private Limited.', 'PlayBox', 'SP Life Care Pvt Ltd', 'SYLCON', 'Sinan Heavy Lift LLC', 'Sustainable Quality Supply and Services Co Ltd (JODAH)', 'Texerv Engineering LLP', 'SmarterHomes Technologies Private Limited, Jitender Thirwani']</text:p>
          </table:table-cell>
          <table:table-cell table:number-columns-repeated="1014"/>
        </table:table-row>
        <table:table-row table:style-name="ro1">
          <table:table-cell office:value-type="string" calcext:value-type="string">
            <text:p>ATHARVA SYSTEM</text:p>
          </table:table-cell>
          <table:table-cell office:value-type="string" calcext:value-type="string">
            <text:p>805/6/7 - Shilp Epitome, Rajpath Rangoli Road</text:p>
            <text:p>AHMEDABAD 380054</text:p>
            <text:p>Gujarat GJ</text:p>
            <text:p>India</text:p>
          </table:table-cell>
          <table:table-cell office:value-type="string" calcext:value-type="string">
            <text:p>805/6/7 - Shilp Epitome, Rajpath Rangoli Road</text:p>
          </table:table-cell>
          <table:table-cell office:value-type="string" calcext:value-type="string">
            <text:p>AHMEDABAD 380054, Gujarat GJ, India</text:p>
          </table:table-cell>
          <table:table-cell office:value-type="string" calcext:value-type="string">
            <text:p>AHMEDABAD 380054</text:p>
          </table:table-cell>
          <table:table-cell office:value-type="string" calcext:value-type="string">
            <text:p>Gujarat GJ</text:p>
          </table:table-cell>
          <table:table-cell office:value-type="string" calcext:value-type="string">
            <text:p>+91 79 4898 8801</text:p>
          </table:table-cell>
          <table:table-cell office:value-type="string" calcext:value-type="string">
            <text:p>http://www.loyalitsolutions.com</text:p>
          </table:table-cell>
          <table:table-cell office:value-type="string" calcext:value-type="string">
            <text:p>info@loyalitsolutions.com</text:p>
          </table:table-cell>
          <table:table-cell office:value-type="string" calcext:value-type="string">
            <text:p>['APS Auto Parts LLC', 'Alda International Trading', 'Arabian Arrow Supply and Services Co Ltd (ARACO)', 'Billabong Solar', 'Doware Enterprises Limited Liability Partnership', 'FalaBird', 'GLADES ENGINEERING AND CONTRACTING PRIVATE LIMITED', 'Grapple Technologies', 'Green House Farms – Al Suwaiket Group', 'Hamilton Trading and Contracting', 'KTB HEALTHCARE LIMITED LIABILITY PARTNERSHIP', 'PALM TREE', 'Phygicart E-Commerce Private Limited.', 'PlayBox', 'SP Life Care Pvt Ltd', 'SYLCON', 'Sinan Heavy Lift LLC', 'Sustainable Quality Supply and Services Co Ltd (JODAH)', 'Texerv Engineering LLP', 'SmarterHomes Technologies Private Limited, Jitender Thirwani']</text:p>
          </table:table-cell>
          <table:table-cell table:number-columns-repeated="1014"/>
        </table:table-row>
        <table:table-row table:style-name="ro1">
          <table:table-cell office:value-type="string" calcext:value-type="string">
            <text:p>TeqStars Technologies</text:p>
          </table:table-cell>
          <table:table-cell office:value-type="string" calcext:value-type="string">
            <text:p>924, R.K. Empire, Near Mavdi Circle, 150ft Ring Road</text:p>
            <text:p>RD</text:p>
            <text:p>Rajkot 360004</text:p>
            <text:p>Gujarat GJ</text:p>
            <text:p>India</text:p>
          </table:table-cell>
          <table:table-cell office:value-type="string" calcext:value-type="string">
            <text:p>924, R.K. Empire</text:p>
          </table:table-cell>
          <table:table-cell office:value-type="string" calcext:value-type="string">
            <text:p>Near Mavdi Circle, 150ft Ring Road, RD</text:p>
          </table:table-cell>
          <table:table-cell office:value-type="string" calcext:value-type="string">
            <text:p>Rajkot 360004</text:p>
          </table:table-cell>
          <table:table-cell office:value-type="string" calcext:value-type="string">
            <text:p>Gujarat GJ</text:p>
          </table:table-cell>
          <table:table-cell office:value-type="string" calcext:value-type="string">
            <text:p>7779016719</text:p>
          </table:table-cell>
          <table:table-cell office:value-type="string" calcext:value-type="string">
            <text:p>http://teqstars.com</text:p>
          </table:table-cell>
          <table:table-cell office:value-type="string" calcext:value-type="string">
            <text:p>info@teqstars.com</text:p>
          </table:table-cell>
          <table:table-cell office:value-type="string" calcext:value-type="string">
            <text:p>['BizWisdom Training &amp; Consulting Ltd, Neville Joffe', 'CCTV Direct', 'Cameron Paterson', 'Classic Educational Supplies Trading LLC', 'DVF GmbH', 'FAZALS DRESS POINT', 'Halo Handelsgesellschaft mbH, Daniel Eich', 'Lamptwist', 'Natuurlijk.fit, Michael Eekhof', 'Off-grid Centre B.V.', 'Springboard Supplies, Springboard Supplies', 'Unit14', 'VODAMED B.V.', 'Veloretti BV', 'Victoria Grant Ltd', 'Vooma Corporation', 'Worldwide Sport Supply', 'YouFirst Chairs', 'YouFirst Chairs, Cameron Goodrick']</text:p>
          </table:table-cell>
          <table:table-cell table:number-columns-repeated="1014"/>
        </table:table-row>
        <table:table-row table:style-name="ro1">
          <table:table-cell office:value-type="string" calcext:value-type="string">
            <text:p>SETU CONSULTING SERVICES PRIVATE LIMITED</text:p>
          </table:table-cell>
          <table:table-cell office:value-type="string" calcext:value-type="string">
            <text:p>Office No. 610, Time Square-2, Near Ayodhya Chowk</text:p>
            <text:p>150 Feet Ring Road</text:p>
            <text:p>Rajkot 360006</text:p>
            <text:p>Gujarat GJ</text:p>
            <text:p>India</text:p>
          </table:table-cell>
          <table:table-cell office:value-type="string" calcext:value-type="string">
            <text:p>Office No. 610, Time Square-2</text:p>
          </table:table-cell>
          <table:table-cell office:value-type="string" calcext:value-type="string">
            <text:p>Near Ayodhya Chowk, 150 Feet Ring Road, Rajkot 360006</text:p>
          </table:table-cell>
          <table:table-cell office:value-type="string" calcext:value-type="string">
            <text:p>Rajkot 360006</text:p>
          </table:table-cell>
          <table:table-cell office:value-type="string" calcext:value-type="string">
            <text:p>Gujarat GJ</text:p>
          </table:table-cell>
          <table:table-cell office:value-type="string" calcext:value-type="string">
            <text:p>+91 75676 85929</text:p>
          </table:table-cell>
          <table:table-cell office:value-type="string" calcext:value-type="string">
            <text:p>http://www.setuconsulting.com</text:p>
          </table:table-cell>
          <table:table-cell office:value-type="string" calcext:value-type="string">
            <text:p>viraj@setuconsulting.com</text:p>
          </table:table-cell>
          <table:table-cell office:value-type="string" calcext:value-type="string">
            <text:p>['Cavellafood, Omar', 'Comercializadora Marvel SA de CV', 'Davat Beverages Pvt.Ltd.', 'Elec-Mec (Wholesale) Limited, Elec-Mec (Wholesale) Ltd.', 'GLOBAL QUALITY SERVICES PTE LTD', 'GRUPO BOLDER', 'HTC Ghana', 'J Bhagwan Techfin LLP', 'KHEDUT FEEDS AND FOODS PRIVATE LIMITED, Ostin Bhalala', 'MDH Bikes SA DE CV', 'Marhaba Excellence LLC', 'New Regal Furnishing', 'ONX Homes Inc', 'PELICAN ENGITECH PRIVATE LIMITED, Naitik Nirmal', 'SETU CONSULTING SERVICES PRIVATE LIMITED', 'Texon Packaging Pvt Ltd', 'Wen Energy Systems Pvt Ltd']</text:p>
          </table:table-cell>
          <table:table-cell table:number-columns-repeated="1014"/>
        </table:table-row>
        <table:table-row table:style-name="ro1">
          <table:table-cell office:value-type="string" calcext:value-type="string">
            <text:p>Cybrosys Techno Solutions Pvt.Ltd</text:p>
          </table:table-cell>
          <table:table-cell office:value-type="string" calcext:value-type="string">
            <text:p>Neospace, Kinfra Techno Park,</text:p>
            <text:p>Kakkancherry, Calicut University P.O.,</text:p>
            <text:p>Calicut 673635</text:p>
            <text:p>Kerala KL</text:p>
            <text:p>India</text:p>
          </table:table-cell>
          <table:table-cell office:value-type="string" calcext:value-type="string">
            <text:p>Neospace, Kinfra Techno Park,</text:p>
          </table:table-cell>
          <table:table-cell office:value-type="string" calcext:value-type="string">
            <text:p>Kakkancherry, Calicut University P.O.,, Calicut 673635</text:p>
          </table:table-cell>
          <table:table-cell office:value-type="string" calcext:value-type="string">
            <text:p>Calicut 673635</text:p>
          </table:table-cell>
          <table:table-cell office:value-type="string" calcext:value-type="string">
            <text:p>Kerala KL</text:p>
          </table:table-cell>
          <table:table-cell office:value-type="string" calcext:value-type="string">
            <text:p>+91 86068 27707</text:p>
          </table:table-cell>
          <table:table-cell office:value-type="string" calcext:value-type="string">
            <text:p>https://www.cybrosys.com</text:p>
          </table:table-cell>
          <table:table-cell office:value-type="string" calcext:value-type="string">
            <text:p>odoo@cybrosys.com</text:p>
          </table:table-cell>
          <table:table-cell office:value-type="string" calcext:value-type="string">
            <text:p>['Abdullah Al-Taezi Trading Establishment (ATTE)', 'African Salihiya Cargo &amp; Clearing Ltd, Mohamed Sheikh Abdirahman', 'Al Itkan Company', 'Boozbite ltd', 'Brocade India Polytex Limited', 'COAST FOOD SUPPLEMENTS TRADING L.L.C', 'Courtney-Thorne Ltd', 'Cybrosys Techno Solutions Pvt.Ltd', 'Cybrosys Techno Solutions Pvt.Ltd, Aneez Kanjirangat', 'Emmanuel Ayertey', 'Future Holding', 'Katrina de Leon', 'Koot Al-Watan General Trading Co.', 'Organic Filling Solutions, azzam jazairi', 'Tillows Global Ltd']</text:p>
          </table:table-cell>
          <table:table-cell table:number-columns-repeated="1014"/>
        </table:table-row>
        <table:table-row table:style-name="ro1">
          <table:table-cell office:value-type="string" calcext:value-type="string">
            <text:p>Globalteckz</text:p>
          </table:table-cell>
          <table:table-cell office:value-type="string" calcext:value-type="string">
            <text:p>316 - 317, 3rd Floor - Heena Arcade,</text:p>
            <text:p>S. V. Road, Jogeshwari</text:p>
            <text:p>(West) Mumbai 400102</text:p>
            <text:p>Maharashtra MH</text:p>
            <text:p>India</text:p>
          </table:table-cell>
          <table:table-cell office:value-type="string" calcext:value-type="string">
            <text:p>316 - 317, 3rd Floor - Heena Arcade,</text:p>
          </table:table-cell>
          <table:table-cell office:value-type="string" calcext:value-type="string">
            <text:p>S. V. Road, Jogeshwari, (West) Mumbai 400102</text:p>
          </table:table-cell>
          <table:table-cell office:value-type="string" calcext:value-type="string">
            <text:p>(West) Mumbai 400102</text:p>
          </table:table-cell>
          <table:table-cell office:value-type="string" calcext:value-type="string">
            <text:p>Maharashtra MH</text:p>
          </table:table-cell>
          <table:table-cell office:value-type="string" calcext:value-type="string">
            <text:p>+91 9833344333 | +91 9773530597</text:p>
          </table:table-cell>
          <table:table-cell office:value-type="string" calcext:value-type="string">
            <text:p>http://www.globalteckz.com/</text:p>
          </table:table-cell>
          <table:table-cell office:value-type="string" calcext:value-type="string">
            <text:p>sales@globalteckz.com</text:p>
          </table:table-cell>
          <table:table-cell office:value-type="string" calcext:value-type="string">
            <text:p>['Aarna Technologies', 'Actaeon Consulting, John Mosher', 'Amardeep Designs India Pvt. Ltd', 'BRANDON BURKEY', 'Bankim Plast Pvt. Ltd., Avnish Karia', 'CARNOT TECHNOLOGIES PRIVATE LIMITED', 'Completion Energy', 'Graphibox', 'HAMEA, Idries HAMEAU', 'LUXCITI 2018 S.L.', 'Mitesh Lodha', 'Novel Designer Display System Private Limited, Ganesh Kadam', 'SlendersBeauty']</text:p>
          </table:table-cell>
          <table:table-cell table:number-columns-repeated="1014"/>
        </table:table-row>
        <table:table-row table:style-name="ro1">
          <table:table-cell office:value-type="string" calcext:value-type="string">
            <text:p>INFINTOR SOLUTIONS LLP</text:p>
          </table:table-cell>
          <table:table-cell office:value-type="string" calcext:value-type="string">
            <text:p>Infintor Solutions LLP, 9th Floor, Vismaya Infopark, Infopark Campus, Kakkanad, Kochi.</text:p>
            <text:p>Kakkanad 682030</text:p>
            <text:p>Kerala KL</text:p>
            <text:p>India</text:p>
          </table:table-cell>
          <table:table-cell office:value-type="string" calcext:value-type="string">
            <text:p>Infintor Solutions LLP, 9th Floor</text:p>
          </table:table-cell>
          <table:table-cell office:value-type="string" calcext:value-type="string">
            <text:p>Vismaya Infopark, Infopark Campus, Kakkanad</text:p>
          </table:table-cell>
          <table:table-cell office:value-type="string" calcext:value-type="string">
            <text:p>Kakkanad 682030</text:p>
          </table:table-cell>
          <table:table-cell office:value-type="string" calcext:value-type="string">
            <text:p>Kerala KL</text:p>
          </table:table-cell>
          <table:table-cell office:value-type="string" calcext:value-type="string">
            <text:p>+97430051818</text:p>
          </table:table-cell>
          <table:table-cell office:value-type="string" calcext:value-type="string">
            <text:p>http://www.infintor.com</text:p>
          </table:table-cell>
          <table:table-cell office:value-type="string" calcext:value-type="string">
            <text:p>odoo.in@infintor.com</text:p>
          </table:table-cell>
          <table:table-cell office:value-type="string" calcext:value-type="string">
            <text:p>['Aerodyne Technical Services LLC', 'Amwaj Auto Spare Parts WLL', 'Desert Motor', 'Desert Motor Trading', 'Hattrek Uniforms', 'KATIC INFRASTRUCTURES PVT LTD', 'Maz Performance', 'Nesco Trading &amp; Contracting', 'Spanner Center', 'Speed Technology Trading']</text:p>
          </table:table-cell>
          <table:table-cell table:number-columns-repeated="1014"/>
        </table:table-row>
        <table:table-row table:style-name="ro1">
          <table:table-cell office:value-type="string" calcext:value-type="string">
            <text:p>Mindphin Technologies Pvt. Ltd.</text:p>
          </table:table-cell>
          <table:table-cell office:value-type="string" calcext:value-type="string">
            <text:p>201, Capital Icon, Near Sargasan Cross Road, Sargasan</text:p>
            <text:p>Gandhinagar 382421</text:p>
            <text:p>Gujarat GJ</text:p>
            <text:p>India</text:p>
          </table:table-cell>
          <table:table-cell office:value-type="string" calcext:value-type="string">
            <text:p>201, Capital Icon</text:p>
          </table:table-cell>
          <table:table-cell office:value-type="string" calcext:value-type="string">
            <text:p>Near Sargasan Cross Road, Sargasan, Gandhinagar 382421</text:p>
          </table:table-cell>
          <table:table-cell office:value-type="string" calcext:value-type="string">
            <text:p>Gandhinagar 382421</text:p>
          </table:table-cell>
          <table:table-cell office:value-type="string" calcext:value-type="string">
            <text:p>Gujarat GJ</text:p>
          </table:table-cell>
          <table:table-cell office:value-type="string" calcext:value-type="string">
            <text:p>+91 99980 40067</text:p>
          </table:table-cell>
          <table:table-cell office:value-type="string" calcext:value-type="string">
            <text:p>https://mindphin.com/</text:p>
          </table:table-cell>
          <table:table-cell office:value-type="string" calcext:value-type="string">
            <text:p>info@mindphin.com</text:p>
          </table:table-cell>
          <table:table-cell office:value-type="string" calcext:value-type="string">
            <text:p>['Bait AL-Sarooj', 'Capital Auto Parts', 'Capital Auto Parts, Brian Barber', 'FASTLANE SYSTEMS', 'HEATPORT, Pango', 'Happy Home', 'Magnolia Jewelers', 'Vishwa Guidance', 'Visit Oman', 'Yaafoods']</text:p>
          </table:table-cell>
          <table:table-cell table:number-columns-repeated="1014"/>
        </table:table-row>
        <table:table-row table:style-name="ro1">
          <table:table-cell office:value-type="string" calcext:value-type="string">
            <text:p>Navabrind IT Solutions Pvt Ltd</text:p>
          </table:table-cell>
          <table:table-cell office:value-type="string" calcext:value-type="string">
            <text:p>5 Shop Street, 9th Main, 9th Cross Jayanagar 2nd Block</text:p>
            <text:p>Bangalore 560069</text:p>
            <text:p>Karnataka KA</text:p>
            <text:p>India</text:p>
          </table:table-cell>
          <table:table-cell office:value-type="string" calcext:value-type="string">
            <text:p>5 Shop Street, 9th Main</text:p>
          </table:table-cell>
          <table:table-cell office:value-type="string" calcext:value-type="string">
            <text:p>9th Cross Jayanagar 2nd Block, Bangalore 560069, Karnataka KA</text:p>
          </table:table-cell>
          <table:table-cell office:value-type="string" calcext:value-type="string">
            <text:p>Bangalore 560069</text:p>
          </table:table-cell>
          <table:table-cell office:value-type="string" calcext:value-type="string">
            <text:p>Karnataka KA</text:p>
          </table:table-cell>
          <table:table-cell office:value-type="string" calcext:value-type="string">
            <text:p>91 9994218611, 91 9940314725</text:p>
          </table:table-cell>
          <table:table-cell office:value-type="string" calcext:value-type="string">
            <text:p>https://www.navabrindsol.com/</text:p>
          </table:table-cell>
          <table:table-cell office:value-type="string" calcext:value-type="string">
            <text:p>avas@navabrindsol.com</text:p>
          </table:table-cell>
          <table:table-cell office:value-type="string" calcext:value-type="string">
            <text:p>['AVINASH INDUSTRIES, Keerthirajan Palaniappan', 'Alankaram', 'Alankaram, Dhwanit Parmar', 'Healthcraft Products Inc.', 'Matt M.', 'Palmetto Industries India Pvt Ltd, Anand Sethuprakasem', 'Promofit BV', 'SHRIDHAN AUTOMATION PRIVATE LIMITED', 'Taiyo Feed Mill Pvt Limited', 'Zentron Labs Pvt Ltd']</text:p>
          </table:table-cell>
          <table:table-cell table:number-columns-repeated="1014"/>
        </table:table-row>
        <table:table-row table:style-name="ro1">
          <table:table-cell office:value-type="string" calcext:value-type="string">
            <text:p>Reliution</text:p>
          </table:table-cell>
          <table:table-cell office:value-type="string" calcext:value-type="string">
            <text:p>601 - Corporate Levels,</text:p>
            <text:p>150 ft. Ring Road, Ayodhya Chowk, Opp. Synergy Hospital,</text:p>
            <text:p>Rajkot 360006</text:p>
            <text:p>Gujarat GJ</text:p>
            <text:p>India</text:p>
          </table:table-cell>
          <table:table-cell office:value-type="string" calcext:value-type="string">
            <text:p>601 - Corporate Levels,, 150 ft. Ring Road</text:p>
          </table:table-cell>
          <table:table-cell office:value-type="string" calcext:value-type="string">
            <text:p>Ayodhya Chowk, Opp. Synergy Hospital,, Rajkot 360006</text:p>
          </table:table-cell>
          <table:table-cell office:value-type="string" calcext:value-type="string">
            <text:p>Rajkot 360006</text:p>
          </table:table-cell>
          <table:table-cell office:value-type="string" calcext:value-type="string">
            <text:p>Gujarat GJ</text:p>
          </table:table-cell>
          <table:table-cell office:value-type="string" calcext:value-type="string">
            <text:p>+91 94265 26840</text:p>
          </table:table-cell>
          <table:table-cell office:value-type="string" calcext:value-type="string">
            <text:p>https://reliution.com/</text:p>
          </table:table-cell>
          <table:table-cell office:value-type="string" calcext:value-type="string">
            <text:p>sales@reliution.com</text:p>
          </table:table-cell>
          <table:table-cell office:value-type="string" calcext:value-type="string">
            <text:p>['Guestify, Norman Cohen', 'J&amp;J United Ltd.', 'JANAK PERFUMERS PVT LTD, Aatmaja Dangar', 'Mathew Turnbull Family Trust (Fortified Roofing Group), Matthew T.', 'NASC Beauty', 'Progressive Industrial Fluids Ltd.', 'Splash Bags and Shoes, Thamees Ahamed', 'Yohann COHEN']</text:p>
          </table:table-cell>
          <table:table-cell table:number-columns-repeated="1014"/>
        </table:table-row>
        <table:table-row table:style-name="ro1">
          <table:table-cell office:value-type="string" calcext:value-type="string">
            <text:p>PINNACLE SEVEN TECHNOLOGIES PRIVATE LIMITED</text:p>
          </table:table-cell>
          <table:table-cell office:value-type="string" calcext:value-type="string">
            <text:p>No. 6, Kaanchan Building, Huzur Road</text:p>
            <text:p>Coimbatore 641018</text:p>
            <text:p>Tamil Nadu TN</text:p>
            <text:p>India</text:p>
          </table:table-cell>
          <table:table-cell office:value-type="string" calcext:value-type="string">
            <text:p>No. 6, Kaanchan Building</text:p>
          </table:table-cell>
          <table:table-cell office:value-type="string" calcext:value-type="string">
            <text:p>Huzur Road, Coimbatore 641018, Tamil Nadu TN</text:p>
          </table:table-cell>
          <table:table-cell office:value-type="string" calcext:value-type="string">
            <text:p>Coimbatore 641018</text:p>
          </table:table-cell>
          <table:table-cell office:value-type="string" calcext:value-type="string">
            <text:p>Tamil Nadu TN</text:p>
          </table:table-cell>
          <table:table-cell office:value-type="string" calcext:value-type="string">
            <text:p>+91 422 450 6535 , +91 6369156042</text:p>
          </table:table-cell>
          <table:table-cell office:value-type="string" calcext:value-type="string">
            <text:p>http://www.pinnacleseven.com</text:p>
          </table:table-cell>
          <table:table-cell office:value-type="string" calcext:value-type="string">
            <text:p>info@pinnacleseven.com</text:p>
          </table:table-cell>
          <table:table-cell office:value-type="string" calcext:value-type="string">
            <text:p>['Al Gulnar Al Fawah Trading and Contracting LLC', 'Avalon Network Systems LLC', 'Ebo Mart', 'PRIME INC, Naganayan KM', 'Penguin Apparels (P) Ltd, Maniprabhu Elango', 'Rand Tech Electronic Manufacturing Company', 'TRIDISENO INDIA LIMITED']</text:p>
          </table:table-cell>
          <table:table-cell table:number-columns-repeated="1014"/>
        </table:table-row>
        <table:table-row table:style-name="ro1">
          <table:table-cell office:value-type="string" calcext:value-type="string">
            <text:p>Kanak Infosystems LLP</text:p>
          </table:table-cell>
          <table:table-cell office:value-type="string" calcext:value-type="string">
            <text:p>474, Vikas Kunj, Vikas puri,</text:p>
            <text:p>Delhi 110018</text:p>
            <text:p>India</text:p>
          </table:table-cell>
          <table:table-cell office:value-type="string" calcext:value-type="string">
            <text:p>474, Vikas Kunj</text:p>
          </table:table-cell>
          <table:table-cell office:value-type="string" calcext:value-type="string">
            <text:p>Vikas puri,, Delhi 110018, India</text:p>
          </table:table-cell>
          <table:table-cell office:value-type="string" calcext:value-type="string">
            <text:p>Vikas puri,</text:p>
          </table:table-cell>
          <table:table-cell office:value-type="string" calcext:value-type="string">
            <text:p>Delhi 110018</text:p>
          </table:table-cell>
          <table:table-cell office:value-type="string" calcext:value-type="string">
            <text:p>9818211679</text:p>
          </table:table-cell>
          <table:table-cell office:value-type="string" calcext:value-type="string">
            <text:p>www.kanakinfosystems.com</text:p>
          </table:table-cell>
          <table:table-cell office:value-type="string" calcext:value-type="string">
            <text:p>info@kanakinfosystems.com</text:p>
          </table:table-cell>
          <table:table-cell office:value-type="string" calcext:value-type="string">
            <text:p>['BAGASON MIDDLE EAST GENERAL TRADING LLC', 'Capital Quality General Trading Co. Cavaraty', 'Chief Consultants and Strategists Limited', 'Premier Mill Stores Co. Pvt. Ltd.', 'Sky Orbits L.L.C', 'Space Global Trading LLC, Ashok Daryanani']</text:p>
          </table:table-cell>
          <table:table-cell table:number-columns-repeated="1014"/>
        </table:table-row>
        <table:table-row table:style-name="ro1">
          <table:table-cell office:value-type="string" calcext:value-type="string">
            <text:p>Softhealer Technologies Private Limited</text:p>
          </table:table-cell>
          <table:table-cell office:value-type="string" calcext:value-type="string">
            <text:p>905, Corporate Levels, 150 Ft. Ring RD</text:p>
            <text:p>Rajkot 360001</text:p>
            <text:p>Gujarat GJ</text:p>
            <text:p>India</text:p>
          </table:table-cell>
          <table:table-cell office:value-type="string" calcext:value-type="string">
            <text:p>905, Corporate Levels</text:p>
          </table:table-cell>
          <table:table-cell office:value-type="string" calcext:value-type="string">
            <text:p>150 Ft. Ring RD, Rajkot 360001, Gujarat GJ</text:p>
          </table:table-cell>
          <table:table-cell office:value-type="string" calcext:value-type="string">
            <text:p>Rajkot 360001</text:p>
          </table:table-cell>
          <table:table-cell office:value-type="string" calcext:value-type="string">
            <text:p>Gujarat GJ</text:p>
          </table:table-cell>
          <table:table-cell office:value-type="string" calcext:value-type="string">
            <text:p>+917984575681</text:p>
          </table:table-cell>
          <table:table-cell office:value-type="string" calcext:value-type="string">
            <text:p>https://www.softhealer.com</text:p>
          </table:table-cell>
          <table:table-cell office:value-type="string" calcext:value-type="string">
            <text:p>sales@softhealer.com</text:p>
          </table:table-cell>
          <table:table-cell office:value-type="string" calcext:value-type="string">
            <text:p>['"LENS BEST"', 'Eagle Roadlines', 'Melchers Techimport GmbH', 'Reboot Wellness, Brady', 'Solos Engineering GmbH']</text:p>
          </table:table-cell>
          <table:table-cell table:number-columns-repeated="1014"/>
        </table:table-row>
        <table:table-row table:style-name="ro1">
          <table:table-cell office:value-type="string" calcext:value-type="string">
            <text:p>ERP Harbor Consulting Services</text:p>
          </table:table-cell>
          <table:table-cell office:value-type="string" calcext:value-type="string">
            <text:p>305, Yash Aqua, Vijay Cross Road, 120 Feet Ring Road,</text:p>
            <text:p>AEC Cross Road, Navrangpura</text:p>
            <text:p>Ahmedabad 380009</text:p>
            <text:p>Gujarat GJ</text:p>
            <text:p>India</text:p>
          </table:table-cell>
          <table:table-cell office:value-type="string" calcext:value-type="string">
            <text:p>305, Yash Aqua</text:p>
          </table:table-cell>
          <table:table-cell office:value-type="string" calcext:value-type="string">
            <text:p>Vijay Cross Road, 120 Feet Ring Road,, AEC Cross Road</text:p>
          </table:table-cell>
          <table:table-cell office:value-type="string" calcext:value-type="string">
            <text:p>Ahmedabad 380009</text:p>
          </table:table-cell>
          <table:table-cell office:value-type="string" calcext:value-type="string">
            <text:p>Gujarat GJ</text:p>
          </table:table-cell>
          <table:table-cell office:value-type="string" calcext:value-type="string">
            <text:p>+91 79846 78478</text:p>
          </table:table-cell>
          <table:table-cell office:value-type="string" calcext:value-type="string">
            <text:p>https://www.erpharbor.com/</text:p>
          </table:table-cell>
          <table:table-cell office:value-type="string" calcext:value-type="string">
            <text:p>contact@erpharbor.com</text:p>
          </table:table-cell>
          <table:table-cell office:value-type="string" calcext:value-type="string">
            <text:p>['AFEX', 'ASIA MARINE PRODUCTS SDN. BHD.', 'Intermarket Trade Group (Circaloft)', 'Sam Balistrieri']</text:p>
          </table:table-cell>
          <table:table-cell table:number-columns-repeated="1014"/>
        </table:table-row>
        <table:table-row table:style-name="ro1">
          <table:table-cell office:value-type="string" calcext:value-type="string">
            <text:p>Evozard Consulting Services Private Limited</text:p>
          </table:table-cell>
          <table:table-cell office:value-type="string" calcext:value-type="string">
            <text:p>208, Vihav Supremus, Near Iscon Heights, Gotri Road</text:p>
            <text:p>Vadodara 390007</text:p>
            <text:p>Gujarat GJ</text:p>
            <text:p>India</text:p>
          </table:table-cell>
          <table:table-cell office:value-type="string" calcext:value-type="string">
            <text:p>208, Vihav Supremus</text:p>
          </table:table-cell>
          <table:table-cell office:value-type="string" calcext:value-type="string">
            <text:p>Near Iscon Heights, Gotri Road, Vadodara 390007</text:p>
          </table:table-cell>
          <table:table-cell office:value-type="string" calcext:value-type="string">
            <text:p>Vadodara 390007</text:p>
          </table:table-cell>
          <table:table-cell office:value-type="string" calcext:value-type="string">
            <text:p>Gujarat GJ</text:p>
          </table:table-cell>
          <table:table-cell office:value-type="string" calcext:value-type="string">
            <text:p>8000168707</text:p>
          </table:table-cell>
          <table:table-cell office:value-type="string" calcext:value-type="string">
            <text:p>https://www.erpharbor.com/</text:p>
          </table:table-cell>
          <table:table-cell office:value-type="string" calcext:value-type="string">
            <text:p>contact@erpharbor.com</text:p>
          </table:table-cell>
          <table:table-cell office:value-type="string" calcext:value-type="string">
            <text:p>['AFEX', 'ASIA MARINE PRODUCTS SDN. BHD.', 'Intermarket Trade Group (Circaloft)', 'Sam Balistrieri']</text:p>
          </table:table-cell>
          <table:table-cell table:number-columns-repeated="1014"/>
        </table:table-row>
        <table:table-row table:style-name="ro1">
          <table:table-cell office:value-type="string" calcext:value-type="string">
            <text:p>Heliconia Solutions Pvt. Ltd.</text:p>
          </table:table-cell>
          <table:table-cell office:value-type="string" calcext:value-type="string">
            <text:p>541-543 SWC HUB, Opp. Rajpath Complex, Vasna Bhayli Road</text:p>
            <text:p>Vasna Bhayli Road</text:p>
            <text:p>Vadodara 391410</text:p>
            <text:p>Gujarat GJ</text:p>
            <text:p>India</text:p>
          </table:table-cell>
          <table:table-cell office:value-type="string" calcext:value-type="string">
            <text:p>541-543 SWC HUB, Opp. Rajpath Complex</text:p>
          </table:table-cell>
          <table:table-cell office:value-type="string" calcext:value-type="string">
            <text:p>Vasna Bhayli Road, Vasna Bhayli Road, Vadodara 391410</text:p>
          </table:table-cell>
          <table:table-cell office:value-type="string" calcext:value-type="string">
            <text:p>Vadodara 391410</text:p>
          </table:table-cell>
          <table:table-cell office:value-type="string" calcext:value-type="string">
            <text:p>Gujarat GJ</text:p>
          </table:table-cell>
          <table:table-cell office:value-type="string" calcext:value-type="string">
            <text:p>+919974187519</text:p>
          </table:table-cell>
          <table:table-cell office:value-type="string" calcext:value-type="string">
            <text:p>http://www.heliconia.io</text:p>
          </table:table-cell>
          <table:table-cell office:value-type="string" calcext:value-type="string">
            <text:p>hello@heliconia.io</text:p>
          </table:table-cell>
          <table:table-cell office:value-type="string" calcext:value-type="string">
            <text:p>['HAIGGO CORPORATION NV', 'Jo Ann’s Souvenirs Ltd', 'Satnam Inc', 'Waheguru DJS NV']</text:p>
          </table:table-cell>
          <table:table-cell table:number-columns-repeated="1014"/>
        </table:table-row>
        <table:table-row table:style-name="ro1">
          <table:table-cell office:value-type="string" calcext:value-type="string">
            <text:p>Skyscend Business Solutions Pvt. Ltd.</text:p>
          </table:table-cell>
          <table:table-cell office:value-type="string" calcext:value-type="string">
            <text:p>A/301, Shreedhar Aurum, Nr. Shivalay Parisar, Kudasan</text:p>
            <text:p>Nr. Reliance Cross Roads, Kudasan,</text:p>
            <text:p>Gandhinagar 382421</text:p>
            <text:p>Gujarat GJ</text:p>
            <text:p>India</text:p>
          </table:table-cell>
          <table:table-cell office:value-type="string" calcext:value-type="string">
            <text:p>A/301, Shreedhar Aurum</text:p>
          </table:table-cell>
          <table:table-cell office:value-type="string" calcext:value-type="string">
            <text:p>Nr. Shivalay Parisar, Kudasan, Nr. Reliance Cross Roads</text:p>
          </table:table-cell>
          <table:table-cell office:value-type="string" calcext:value-type="string">
            <text:p>Gandhinagar 382421</text:p>
          </table:table-cell>
          <table:table-cell office:value-type="string" calcext:value-type="string">
            <text:p>Gujarat GJ</text:p>
          </table:table-cell>
          <table:table-cell office:value-type="string" calcext:value-type="string">
            <text:p>+91 99094 53634, +91 97252 51544</text:p>
          </table:table-cell>
          <table:table-cell office:value-type="string" calcext:value-type="string">
            <text:p>http://www.skyscendbs.com</text:p>
          </table:table-cell>
          <table:table-cell office:value-type="string" calcext:value-type="string">
            <text:p>info@skyscendbs.com</text:p>
          </table:table-cell>
          <table:table-cell office:value-type="string" calcext:value-type="string">
            <text:p>['Globe Trendz Limited', 'Plywood R Us Ltd trading', 'Royal Horizon Holding L.L.C', 'Wealth Builders Together LTD']</text:p>
          </table:table-cell>
          <table:table-cell table:number-columns-repeated="1014"/>
        </table:table-row>
        <table:table-row table:style-name="ro1">
          <table:table-cell office:value-type="string" calcext:value-type="string">
            <text:p>Target Integration Limited</text:p>
          </table:table-cell>
          <table:table-cell office:value-type="string" calcext:value-type="string">
            <text:p>C-43, Galaxy Apartment, Sector 43, Gurgaon,</text:p>
            <text:p>Gurgaon 122002</text:p>
            <text:p>Haryana HR</text:p>
            <text:p>India</text:p>
          </table:table-cell>
          <table:table-cell office:value-type="string" calcext:value-type="string">
            <text:p>C-43, Galaxy Apartment</text:p>
          </table:table-cell>
          <table:table-cell office:value-type="string" calcext:value-type="string">
            <text:p>Sector 43, Gurgaon,, Gurgaon 122002</text:p>
          </table:table-cell>
          <table:table-cell office:value-type="string" calcext:value-type="string">
            <text:p>Gurgaon 122002</text:p>
          </table:table-cell>
          <table:table-cell office:value-type="string" calcext:value-type="string">
            <text:p>Haryana HR</text:p>
          </table:table-cell>
          <table:table-cell office:value-type="string" calcext:value-type="string">
            <text:p>+91 124 634 5684</text:p>
          </table:table-cell>
          <table:table-cell office:value-type="string" calcext:value-type="string">
            <text:p>http://www.skyscendbs.com</text:p>
          </table:table-cell>
          <table:table-cell office:value-type="string" calcext:value-type="string">
            <text:p>info@skyscendbs.com</text:p>
          </table:table-cell>
          <table:table-cell office:value-type="string" calcext:value-type="string">
            <text:p>['Globe Trendz Limited', 'Plywood R Us Ltd trading', 'Royal Horizon Holding L.L.C', 'Wealth Builders Together LTD']</text:p>
          </table:table-cell>
          <table:table-cell table:number-columns-repeated="1014"/>
        </table:table-row>
        <table:table-row table:style-name="ro1">
          <table:table-cell office:value-type="string" calcext:value-type="string">
            <text:p>Envertis Infosoft Pvt Ltd</text:p>
          </table:table-cell>
          <table:table-cell office:value-type="string" calcext:value-type="string">
            <text:p>AE 609. Sector 1,</text:p>
            <text:p>Salt Lake</text:p>
            <text:p>Kolkata 700064</text:p>
            <text:p>West Bengal WB</text:p>
            <text:p>India</text:p>
          </table:table-cell>
          <table:table-cell office:value-type="string" calcext:value-type="string">
            <text:p>AE 609. Sector 1,, Salt Lake</text:p>
          </table:table-cell>
          <table:table-cell office:value-type="string" calcext:value-type="string">
            <text:p>Kolkata 700064, West Bengal WB, India</text:p>
          </table:table-cell>
          <table:table-cell office:value-type="string" calcext:value-type="string">
            <text:p>Kolkata 700064</text:p>
          </table:table-cell>
          <table:table-cell office:value-type="string" calcext:value-type="string">
            <text:p>West Bengal WB</text:p>
          </table:table-cell>
          <table:table-cell office:value-type="string" calcext:value-type="string">
            <text:p>+919830543178</text:p>
          </table:table-cell>
          <table:table-cell office:value-type="string" calcext:value-type="string">
            <text:p>http://www.envertis.com.au/</text:p>
          </table:table-cell>
          <table:table-cell office:value-type="string" calcext:value-type="string">
            <text:p>odoo@envertis.in</text:p>
          </table:table-cell>
          <table:table-cell office:value-type="string" calcext:value-type="string">
            <text:p>['Jaypee Engineering &amp; Hydraulic Equipment Co. Ltd.', 'Jaypee Engineering &amp; Hydraulic Equipment Co. Ltd., Ayushman Roy', 'Star Uniforms']</text:p>
          </table:table-cell>
          <table:table-cell table:number-columns-repeated="1014"/>
        </table:table-row>
        <table:table-row table:style-name="ro1">
          <table:table-cell office:value-type="string" calcext:value-type="string">
            <text:p>Root2Cloud Solutions</text:p>
          </table:table-cell>
          <table:table-cell office:value-type="string" calcext:value-type="string">
            <text:p>1-7-323, 401/3, 4th floor,</text:p>
            <text:p>Panchasheela Towers, Parklane,</text:p>
            <text:p>Secundrabad 500 003</text:p>
            <text:p>Andhra Pradesh AP</text:p>
            <text:p>India</text:p>
          </table:table-cell>
          <table:table-cell office:value-type="string" calcext:value-type="string">
            <text:p>1-7-323, 401/3</text:p>
          </table:table-cell>
          <table:table-cell office:value-type="string" calcext:value-type="string">
            <text:p>4th floor,, Panchasheela Towers, Parklane,</text:p>
          </table:table-cell>
          <table:table-cell office:value-type="string" calcext:value-type="string">
            <text:p>Secundrabad 500 003</text:p>
          </table:table-cell>
          <table:table-cell office:value-type="string" calcext:value-type="string">
            <text:p>Andhra Pradesh AP</text:p>
          </table:table-cell>
          <table:table-cell office:value-type="string" calcext:value-type="string">
            <text:p>+919353549907</text:p>
          </table:table-cell>
          <table:table-cell office:value-type="string" calcext:value-type="string">
            <text:p>http://www.root2cloud.com</text:p>
          </table:table-cell>
          <table:table-cell office:value-type="string" calcext:value-type="string">
            <text:p>info@root2cloud.com</text:p>
          </table:table-cell>
          <table:table-cell office:value-type="string" calcext:value-type="string">
            <text:p>['PRAGATI GREEN MEADOWS AND RESORTS LTD, G AJAY CHANDRA', 'SERVOMAX LIMITED, SERVOMAX GROUP', 'STAR SPECIALTIES POLYMERS PVT. LTD. (ASIC GROUP)']</text:p>
          </table:table-cell>
          <table:table-cell table:number-columns-repeated="1014"/>
        </table:table-row>
        <table:table-row table:style-name="ro1">
          <table:table-cell office:value-type="string" calcext:value-type="string">
            <text:p>APP Infoweb Private Limited</text:p>
          </table:table-cell>
          <table:table-cell office:value-type="string" calcext:value-type="string">
            <text:p>7th, B-702, The First, B/s Keshavbaugh Party Plot,</text:p>
            <text:p>Vastrapur</text:p>
            <text:p>Ahmedabad 380015</text:p>
            <text:p>Gujarat GJ</text:p>
            <text:p>India</text:p>
          </table:table-cell>
          <table:table-cell office:value-type="string" calcext:value-type="string">
            <text:p>7th, B-702</text:p>
          </table:table-cell>
          <table:table-cell office:value-type="string" calcext:value-type="string">
            <text:p>The First, B/s Keshavbaugh Party Plot,, Vastrapur</text:p>
          </table:table-cell>
          <table:table-cell office:value-type="string" calcext:value-type="string">
            <text:p>Ahmedabad 380015</text:p>
          </table:table-cell>
          <table:table-cell office:value-type="string" calcext:value-type="string">
            <text:p>Gujarat GJ</text:p>
          </table:table-cell>
          <table:table-cell office:value-type="string" calcext:value-type="string">
            <text:p>+91 94260 06271</text:p>
          </table:table-cell>
          <table:table-cell office:value-type="string" calcext:value-type="string">
            <text:p>http://www.root2cloud.com</text:p>
          </table:table-cell>
          <table:table-cell office:value-type="string" calcext:value-type="string">
            <text:p>info@root2cloud.com</text:p>
          </table:table-cell>
          <table:table-cell office:value-type="string" calcext:value-type="string">
            <text:p>['PRAGATI GREEN MEADOWS AND RESORTS LTD, G AJAY CHANDRA', 'SERVOMAX LIMITED, SERVOMAX GROUP', 'STAR SPECIALTIES POLYMERS PVT. LTD. (ASIC GROUP)']</text:p>
          </table:table-cell>
          <table:table-cell table:number-columns-repeated="1014"/>
        </table:table-row>
        <table:table-row table:style-name="ro1">
          <table:table-cell office:value-type="string" calcext:value-type="string">
            <text:p>Aspireal Technologies Pvt. Ltd.</text:p>
          </table:table-cell>
          <table:table-cell office:value-type="string" calcext:value-type="string">
            <text:p>PLOT NO. 20P/21, SECRETARIAT COLONY, G1, SESHADRI ENCLAVE, MANIKONDA,</text:p>
            <text:p>HYDERABAD,</text:p>
            <text:p>HYDERABAD 500089</text:p>
            <text:p>Telangana TS</text:p>
            <text:p>India</text:p>
          </table:table-cell>
          <table:table-cell office:value-type="string" calcext:value-type="string">
            <text:p>PLOT NO. 20P/21, SECRETARIAT COLONY</text:p>
          </table:table-cell>
          <table:table-cell office:value-type="string" calcext:value-type="string">
            <text:p>G1, SESHADRI ENCLAVE, MANIKONDA,</text:p>
          </table:table-cell>
          <table:table-cell office:value-type="string" calcext:value-type="string">
            <text:p>HYDERABAD 500089</text:p>
          </table:table-cell>
          <table:table-cell office:value-type="string" calcext:value-type="string">
            <text:p>Telangana TS</text:p>
          </table:table-cell>
          <table:table-cell office:value-type="string" calcext:value-type="string">
            <text:p>9742258945</text:p>
          </table:table-cell>
          <table:table-cell office:value-type="string" calcext:value-type="string">
            <text:p>http://www.aspireal.com</text:p>
          </table:table-cell>
          <table:table-cell office:value-type="string" calcext:value-type="string">
            <text:p>bharatc@aspireal.com</text:p>
          </table:table-cell>
          <table:table-cell office:value-type="string" calcext:value-type="string">
            <text:p>['NCTS LLP', 'NITTA FILTERS INDIA PRIVATE LIMITED']</text:p>
          </table:table-cell>
          <table:table-cell table:number-columns-repeated="1014"/>
        </table:table-row>
        <table:table-row table:style-name="ro1">
          <table:table-cell office:value-type="string" calcext:value-type="string">
            <text:p>New Horizons Cybersoft Ltd</text:p>
          </table:table-cell>
          <table:table-cell office:value-type="string" calcext:value-type="string">
            <text:p>#2, Bhooma Plaza, Road No : 1,</text:p>
            <text:p>Street No : 04, Avenue 7, Banjara Hills,</text:p>
            <text:p>Hyderabad 500034</text:p>
            <text:p>Telangana TS</text:p>
            <text:p>India</text:p>
          </table:table-cell>
          <table:table-cell office:value-type="string" calcext:value-type="string">
            <text:p>#2, Bhooma Plaza</text:p>
          </table:table-cell>
          <table:table-cell office:value-type="string" calcext:value-type="string">
            <text:p>Road No : 1,, Street No : 04, Avenue 7</text:p>
          </table:table-cell>
          <table:table-cell office:value-type="string" calcext:value-type="string">
            <text:p>Hyderabad 500034</text:p>
          </table:table-cell>
          <table:table-cell office:value-type="string" calcext:value-type="string">
            <text:p>Telangana TS</text:p>
          </table:table-cell>
          <table:table-cell office:value-type="string" calcext:value-type="string">
            <text:p>+91 40 6666 3867</text:p>
          </table:table-cell>
          <table:table-cell office:value-type="string" calcext:value-type="string">
            <text:p>http://www.nhclindia.com</text:p>
          </table:table-cell>
          <table:table-cell office:value-type="string" calcext:value-type="string">
            <text:p>haroon@nhclindia.com</text:p>
          </table:table-cell>
          <table:table-cell office:value-type="string" calcext:value-type="string">
            <text:p>['Ride Hailing Innovative Technologies Company', 'Ridhira Living Pvt Ltd']</text:p>
          </table:table-cell>
          <table:table-cell table:number-columns-repeated="1014"/>
        </table:table-row>
        <table:table-row table:style-name="ro1">
          <table:table-cell office:value-type="string" calcext:value-type="string">
            <text:p>Braincrew Apps</text:p>
          </table:table-cell>
          <table:table-cell office:value-type="string" calcext:value-type="string">
            <text:p>1115, Satyamev Eminence, Beside Sukan Mall</text:p>
            <text:p>Science City Road,</text:p>
            <text:p>Ahmedabad 380060</text:p>
            <text:p>Gujarat GJ</text:p>
            <text:p>India</text:p>
          </table:table-cell>
          <table:table-cell office:value-type="string" calcext:value-type="string">
            <text:p>1115, Satyamev Eminence</text:p>
          </table:table-cell>
          <table:table-cell office:value-type="string" calcext:value-type="string">
            <text:p>Beside Sukan Mall, Science City Road,, Ahmedabad 380060</text:p>
          </table:table-cell>
          <table:table-cell office:value-type="string" calcext:value-type="string">
            <text:p>Ahmedabad 380060</text:p>
          </table:table-cell>
          <table:table-cell office:value-type="string" calcext:value-type="string">
            <text:p>Gujarat GJ</text:p>
          </table:table-cell>
          <table:table-cell office:value-type="string" calcext:value-type="string">
            <text:p>+916358827230</text:p>
          </table:table-cell>
          <table:table-cell office:value-type="string" calcext:value-type="string">
            <text:p>http://www.braincrewapps.com</text:p>
          </table:table-cell>
          <table:table-cell office:value-type="string" calcext:value-type="string">
            <text:p>info@braincrewapps.com</text:p>
          </table:table-cell>
          <table:table-cell office:value-type="string" calcext:value-type="string">
            <text:p>['Miskawaan Health Group']</text:p>
          </table:table-cell>
          <table:table-cell table:number-columns-repeated="1014"/>
        </table:table-row>
        <table:table-row table:style-name="ro1">
          <table:table-cell office:value-type="string" calcext:value-type="string">
            <text:p>DREAMZ TECH SOLUTIONS PVT LTD</text:p>
          </table:table-cell>
          <table:table-cell office:value-type="string" calcext:value-type="string">
            <text:p>AQ-7, 6th Floor, Ambient Building, Sector V Saltlake</text:p>
            <text:p>Post : Prafulla Kanan,</text:p>
            <text:p>Kolkata 700091</text:p>
            <text:p>West Bengal WB</text:p>
            <text:p>India</text:p>
          </table:table-cell>
          <table:table-cell office:value-type="string" calcext:value-type="string">
            <text:p>AQ-7, 6th Floor</text:p>
          </table:table-cell>
          <table:table-cell office:value-type="string" calcext:value-type="string">
            <text:p>Ambient Building, Sector V Saltlake, Post : Prafulla Kanan,</text:p>
          </table:table-cell>
          <table:table-cell office:value-type="string" calcext:value-type="string">
            <text:p>Kolkata 700091</text:p>
          </table:table-cell>
          <table:table-cell office:value-type="string" calcext:value-type="string">
            <text:p>West Bengal WB</text:p>
          </table:table-cell>
          <table:table-cell office:value-type="string" calcext:value-type="string">
            <text:p>+91 89290 98222</text:p>
          </table:table-cell>
          <table:table-cell office:value-type="string" calcext:value-type="string">
            <text:p>https://dreamztech.com/</text:p>
          </table:table-cell>
          <table:table-cell office:value-type="string" calcext:value-type="string">
            <text:p>marketing@dreamztech.com</text:p>
          </table:table-cell>
          <table:table-cell office:value-type="string" calcext:value-type="string">
            <text:p>['Sage Goddess']</text:p>
          </table:table-cell>
          <table:table-cell table:number-columns-repeated="1014"/>
        </table:table-row>
        <table:table-row table:style-name="ro1">
          <table:table-cell office:value-type="string" calcext:value-type="string">
            <text:p>Intulogic Private Limited</text:p>
          </table:table-cell>
          <table:table-cell office:value-type="string" calcext:value-type="string">
            <text:p>33, OMR Road, B2-12, Olympia Panache,</text:p>
            <text:p>Navalur</text:p>
            <text:p>Chennai 603103</text:p>
            <text:p>Tamil Nadu TN</text:p>
            <text:p>India</text:p>
          </table:table-cell>
          <table:table-cell office:value-type="string" calcext:value-type="string">
            <text:p>33, OMR Road</text:p>
          </table:table-cell>
          <table:table-cell office:value-type="string" calcext:value-type="string">
            <text:p>B2-12, Olympia Panache,, Navalur</text:p>
          </table:table-cell>
          <table:table-cell office:value-type="string" calcext:value-type="string">
            <text:p>Chennai 603103</text:p>
          </table:table-cell>
          <table:table-cell office:value-type="string" calcext:value-type="string">
            <text:p>Tamil Nadu TN</text:p>
          </table:table-cell>
          <table:table-cell office:value-type="string" calcext:value-type="string">
            <text:p>+91 7845908900</text:p>
          </table:table-cell>
          <table:table-cell office:value-type="string" calcext:value-type="string">
            <text:p>https://intulogicinc.com/</text:p>
          </table:table-cell>
          <table:table-cell office:value-type="string" calcext:value-type="string">
            <text:p>senthil.k@intulogicinc.com</text:p>
          </table:table-cell>
          <table:table-cell office:value-type="string" calcext:value-type="string">
            <text:p>['Avana Medical Devices Pvt Ltd']</text:p>
          </table:table-cell>
          <table:table-cell table:number-columns-repeated="1014"/>
        </table:table-row>
        <table:table-row table:style-name="ro1">
          <table:table-cell office:value-type="string" calcext:value-type="string">
            <text:p>Nichi-In Software Solutions Pvt. Ltd.</text:p>
          </table:table-cell>
          <table:table-cell office:value-type="string" calcext:value-type="string">
            <text:p>#813, Dr. Puneeth Rajkumar Road, Hosakerehalli, Banashankari 3rd stage</text:p>
            <text:p>Bengaluru 560085</text:p>
            <text:p>Karnataka KA</text:p>
            <text:p>India</text:p>
          </table:table-cell>
          <table:table-cell office:value-type="string" calcext:value-type="string">
            <text:p>#813, Dr. Puneeth Rajkumar Road</text:p>
          </table:table-cell>
          <table:table-cell office:value-type="string" calcext:value-type="string">
            <text:p>Hosakerehalli, Banashankari 3rd stage, Bengaluru 560085</text:p>
          </table:table-cell>
          <table:table-cell office:value-type="string" calcext:value-type="string">
            <text:p>Bengaluru 560085</text:p>
          </table:table-cell>
          <table:table-cell office:value-type="string" calcext:value-type="string">
            <text:p>Karnataka KA</text:p>
          </table:table-cell>
          <table:table-cell office:value-type="string" calcext:value-type="string">
            <text:p>+91 80 2672 0882</text:p>
          </table:table-cell>
          <table:table-cell office:value-type="string" calcext:value-type="string">
            <text:p>http://www.nichi.com</text:p>
          </table:table-cell>
          <table:table-cell office:value-type="string" calcext:value-type="string">
            <text:p>odoo@nichi.com</text:p>
          </table:table-cell>
          <table:table-cell office:value-type="string" calcext:value-type="string">
            <text:p>['MOSAIQUE PRIVATE LIMITED']</text:p>
          </table:table-cell>
          <table:table-cell table:number-columns-repeated="1014"/>
        </table:table-row>
        <table:table-row table:style-name="ro1">
          <table:table-cell office:value-type="string" calcext:value-type="string">
            <text:p>Akili Systems Pvt Ltd</text:p>
          </table:table-cell>
          <table:table-cell office:value-type="string" calcext:value-type="string">
            <text:p>B 18, Moti Kunj Ext., Dhauli Pyau</text:p>
            <text:p>Mathura 281001</text:p>
            <text:p>Uttar Pradesh UP</text:p>
            <text:p>India</text:p>
          </table:table-cell>
          <table:table-cell office:value-type="string" calcext:value-type="string">
            <text:p>B 18, Moti Kunj Ext.</text:p>
          </table:table-cell>
          <table:table-cell office:value-type="string" calcext:value-type="string">
            <text:p>Dhauli Pyau, Mathura 281001, Uttar Pradesh UP</text:p>
          </table:table-cell>
          <table:table-cell office:value-type="string" calcext:value-type="string">
            <text:p>Mathura 281001</text:p>
          </table:table-cell>
          <table:table-cell office:value-type="string" calcext:value-type="string">
            <text:p>Uttar Pradesh UP</text:p>
          </table:table-cell>
          <table:table-cell office:value-type="string" calcext:value-type="string">
            <text:p>+91 87448 89393</text:p>
          </table:table-cell>
          <table:table-cell office:value-type="string" calcext:value-type="string">
            <text:p>http://www.nichi.com</text:p>
          </table:table-cell>
          <table:table-cell office:value-type="string" calcext:value-type="string">
            <text:p>odoo@nichi.com</text:p>
          </table:table-cell>
          <table:table-cell office:value-type="string" calcext:value-type="string">
            <text:p>['MOSAIQUE PRIVATE LIMITED']</text:p>
          </table:table-cell>
          <table:table-cell table:number-columns-repeated="1014"/>
        </table:table-row>
        <table:table-row table:style-name="ro1">
          <table:table-cell office:value-type="string" calcext:value-type="string">
            <text:p>Biztech Consulting &amp; Solutions</text:p>
          </table:table-cell>
          <table:table-cell office:value-type="string" calcext:value-type="string">
            <text:p>C/801 Dev Aurum Commercial,</text:p>
            <text:p>Prahlad Nagar Road, Satellite</text:p>
            <text:p>Ahmedabad 380015</text:p>
            <text:p>Gujarat GJ</text:p>
            <text:p>India</text:p>
          </table:table-cell>
          <table:table-cell office:value-type="string" calcext:value-type="string">
            <text:p>C/801 Dev Aurum Commercial,, Prahlad Nagar Road</text:p>
          </table:table-cell>
          <table:table-cell office:value-type="string" calcext:value-type="string">
            <text:p>Satellite, Ahmedabad 380015, Gujarat GJ</text:p>
          </table:table-cell>
          <table:table-cell office:value-type="string" calcext:value-type="string">
            <text:p>Ahmedabad 380015</text:p>
          </table:table-cell>
          <table:table-cell office:value-type="string" calcext:value-type="string">
            <text:p>Gujarat GJ</text:p>
          </table:table-cell>
          <table:table-cell office:value-type="string" calcext:value-type="string">
            <text:p>+ 91-987-962-2024</text:p>
          </table:table-cell>
          <table:table-cell office:value-type="string" calcext:value-type="string">
            <text:p>https://www.biztechcs.com/</text:p>
          </table:table-cell>
          <table:table-cell office:value-type="string" calcext:value-type="string">
            <text:p>sales@biztechcs.com</text:p>
          </table:table-cell>
          <table:table-cell office:value-type="string" calcext:value-type="string">
            <text:p>[]</text:p>
          </table:table-cell>
          <table:table-cell table:number-columns-repeated="1014"/>
        </table:table-row>
        <table:table-row table:style-name="ro1">
          <table:table-cell office:value-type="string" calcext:value-type="string">
            <text:p>Eternal Web Private Limited</text:p>
          </table:table-cell>
          <table:table-cell office:value-type="string" calcext:value-type="string">
            <text:p>1001, PV Enclave, B/H Rajpath Club, off Sindhubhavan Marg, Bodakdev</text:p>
            <text:p>Ahmedabad 380059</text:p>
            <text:p>Gujarat GJ</text:p>
            <text:p>India</text:p>
          </table:table-cell>
          <table:table-cell office:value-type="string" calcext:value-type="string">
            <text:p>1001, PV Enclave</text:p>
          </table:table-cell>
          <table:table-cell office:value-type="string" calcext:value-type="string">
            <text:p>B/H Rajpath Club, off Sindhubhavan Marg, Bodakdev</text:p>
          </table:table-cell>
          <table:table-cell office:value-type="string" calcext:value-type="string">
            <text:p>Ahmedabad 380059</text:p>
          </table:table-cell>
          <table:table-cell office:value-type="string" calcext:value-type="string">
            <text:p>Gujarat GJ</text:p>
          </table:table-cell>
          <table:table-cell office:value-type="string" calcext:value-type="string">
            <text:p>9662027385</text:p>
          </table:table-cell>
          <table:table-cell office:value-type="string" calcext:value-type="string">
            <text:p>https://www.eternalsoftsolutions.com</text:p>
          </table:table-cell>
          <table:table-cell office:value-type="string" calcext:value-type="string">
            <text:p>contact@eternalsoftsolutions.com</text:p>
          </table:table-cell>
          <table:table-cell office:value-type="string" calcext:value-type="string">
            <text:p>[]</text:p>
          </table:table-cell>
          <table:table-cell table:number-columns-repeated="1014"/>
        </table:table-row>
        <table:table-row table:style-name="ro1">
          <table:table-cell office:value-type="string" calcext:value-type="string">
            <text:p>InnoAge-Technologies Private Limited</text:p>
          </table:table-cell>
          <table:table-cell office:value-type="string" calcext:value-type="string">
            <text:p>D-81, SITE EPIP GREATER NOIDA,</text:p>
            <text:p>SURAJPUR, Gautam Buddha Nagar,</text:p>
            <text:p>Greater Noida 201306</text:p>
            <text:p>Uttar Pradesh UP</text:p>
            <text:p>India</text:p>
          </table:table-cell>
          <table:table-cell office:value-type="string" calcext:value-type="string">
            <text:p>D-81, SITE EPIP GREATER NOIDA,</text:p>
          </table:table-cell>
          <table:table-cell office:value-type="string" calcext:value-type="string">
            <text:p>SURAJPUR, Gautam Buddha Nagar,, Greater Noida 201306</text:p>
          </table:table-cell>
          <table:table-cell office:value-type="string" calcext:value-type="string">
            <text:p>Greater Noida 201306</text:p>
          </table:table-cell>
          <table:table-cell office:value-type="string" calcext:value-type="string">
            <text:p>Uttar Pradesh UP</text:p>
          </table:table-cell>
          <table:table-cell office:value-type="string" calcext:value-type="string">
            <text:p>9205551596</text:p>
          </table:table-cell>
          <table:table-cell office:value-type="string" calcext:value-type="string">
            <text:p>http://www.innoage.org</text:p>
          </table:table-cell>
          <table:table-cell office:value-type="string" calcext:value-type="string">
            <text:p>sales@innoage.in</text:p>
          </table:table-cell>
          <table:table-cell office:value-type="string" calcext:value-type="string">
            <text:p>[]</text:p>
          </table:table-cell>
          <table:table-cell table:number-columns-repeated="1014"/>
        </table:table-row>
        <table:table-row table:style-name="ro1">
          <table:table-cell office:value-type="string" calcext:value-type="string">
            <text:p>Livedigital Technologies Private Limited</text:p>
          </table:table-cell>
          <table:table-cell office:value-type="string" calcext:value-type="string">
            <text:p>DCB 211 &amp; 212, DLF Cybercity Chandaka Industrial Estate</text:p>
            <text:p>Bhubaneswar 751024</text:p>
            <text:p>odisa od</text:p>
            <text:p>India</text:p>
          </table:table-cell>
          <table:table-cell office:value-type="string" calcext:value-type="string">
            <text:p>DCB 211 &amp; 212, DLF Cybercity Chandaka Industrial Estate</text:p>
          </table:table-cell>
          <table:table-cell office:value-type="string" calcext:value-type="string">
            <text:p>Bhubaneswar 751024, odisa od, India</text:p>
          </table:table-cell>
          <table:table-cell office:value-type="string" calcext:value-type="string">
            <text:p>Bhubaneswar 751024</text:p>
          </table:table-cell>
          <table:table-cell office:value-type="string" calcext:value-type="string">
            <text:p>odisa od</text:p>
          </table:table-cell>
          <table:table-cell office:value-type="string" calcext:value-type="string">
            <text:p>9773094116</text:p>
          </table:table-cell>
          <table:table-cell office:value-type="string" calcext:value-type="string">
            <text:p>http://www.ldtech.in</text:p>
          </table:table-cell>
          <table:table-cell office:value-type="string" calcext:value-type="string">
            <text:p>odoo@ldtech.in</text:p>
          </table:table-cell>
          <table:table-cell office:value-type="string" calcext:value-type="string">
            <text:p>[]</text:p>
          </table:table-cell>
          <table:table-cell table:number-columns-repeated="1014"/>
        </table:table-row>
        <table:table-row table:style-name="ro1">
          <table:table-cell office:value-type="string" calcext:value-type="string">
            <text:p>Silver Touch Technologies Ltd.</text:p>
          </table:table-cell>
          <table:table-cell office:value-type="string" calcext:value-type="string">
            <text:p>2nd Floor, Saffron Tower,</text:p>
            <text:p>Nr. Panchawati Circle, Ambawadi,</text:p>
            <text:p>Ahmedabad 380006</text:p>
            <text:p>Gujarat GJ</text:p>
            <text:p>India</text:p>
          </table:table-cell>
          <table:table-cell office:value-type="string" calcext:value-type="string">
            <text:p>2nd Floor, Saffron Tower,</text:p>
          </table:table-cell>
          <table:table-cell office:value-type="string" calcext:value-type="string">
            <text:p>Nr. Panchawati Circle, Ambawadi,, Ahmedabad 380006</text:p>
          </table:table-cell>
          <table:table-cell office:value-type="string" calcext:value-type="string">
            <text:p>Ahmedabad 380006</text:p>
          </table:table-cell>
          <table:table-cell office:value-type="string" calcext:value-type="string">
            <text:p>Gujarat GJ</text:p>
          </table:table-cell>
          <table:table-cell office:value-type="string" calcext:value-type="string">
            <text:p>+91-79-40022770-4</text:p>
          </table:table-cell>
          <table:table-cell office:value-type="string" calcext:value-type="string">
            <text:p>https://www.silvertouch.com/</text:p>
          </table:table-cell>
          <table:table-cell office:value-type="string" calcext:value-type="string">
            <text:p>info@silvertouch.com</text:p>
          </table:table-cell>
          <table:table-cell office:value-type="string" calcext:value-type="string">
            <text:p>[]</text:p>
          </table:table-cell>
          <table:table-cell table:number-columns-repeated="1014"/>
        </table:table-row>
        <table:table-row table:style-name="ro1">
          <table:table-cell office:value-type="string" calcext:value-type="string">
            <text:p>SoftPrime Consulting Private Limited</text:p>
          </table:table-cell>
          <table:table-cell office:value-type="string" calcext:value-type="string">
            <text:p>C-104, C- Block, Sector-65, NOIDA</text:p>
            <text:p>Gautam Buddha Nagar,</text:p>
            <text:p>Uttar Pradesh 201301</text:p>
            <text:p>India</text:p>
          </table:table-cell>
          <table:table-cell office:value-type="string" calcext:value-type="string">
            <text:p>C-104, C- Block</text:p>
          </table:table-cell>
          <table:table-cell office:value-type="string" calcext:value-type="string">
            <text:p>Sector-65, NOIDA, Gautam Buddha Nagar,</text:p>
          </table:table-cell>
          <table:table-cell office:value-type="string" calcext:value-type="string">
            <text:p>Gautam Buddha Nagar,</text:p>
          </table:table-cell>
          <table:table-cell office:value-type="string" calcext:value-type="string">
            <text:p>Uttar Pradesh 201301</text:p>
          </table:table-cell>
          <table:table-cell office:value-type="string" calcext:value-type="string">
            <text:p>+91 96990 09328</text:p>
          </table:table-cell>
          <table:table-cell office:value-type="string" calcext:value-type="string">
            <text:p>https://softprimeconsulting.com/</text:p>
          </table:table-cell>
          <table:table-cell office:value-type="string" calcext:value-type="string">
            <text:p>info@softprimeconsulting.com</text:p>
          </table:table-cell>
          <table:table-cell office:value-type="string" calcext:value-type="string">
            <text:p>[]</text:p>
          </table:table-cell>
          <table:table-cell table:number-columns-repeated="1014"/>
        </table:table-row>
        <table:table-row table:style-name="ro1" table:number-rows-repeated="10485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0">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18"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number:text>
      <number:fill-character> </number:fill-character>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number:text>
      <number:fill-character> </number:fill-character>
      <number:number number:decimal-places="0" number:min-decimal-places="0" number:min-integer-digits="1" number:grouping="true"/>
      <number:text> </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3-09-29T10:37:42</meta:creation-date>
    <dc:date>2023-09-29T17:03:20.148498955</dc:date>
    <meta:generator>LibreOffice/7.3.7.2$Linux_X86_64 LibreOffice_project/30$Build-2</meta:generator>
    <meta:editing-duration>PT45M18S</meta:editing-duration>
    <meta:editing-cycles>1</meta:editing-cycles>
    <meta:document-statistic meta:table-count="1" meta:cell-count="580" meta:object-count="0"/>
    <meta:user-defined meta:name="AppVersion">3.1</meta:user-defined>
  </office:meta>
</office:document-meta>
</file>